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200000160000025E00000214AB1973D9.svm" manifest:media-type=""/>
  <manifest:file-entry manifest:full-path="Pictures/2000001600000251000002144D9C1061.svm" manifest:media-type=""/>
  <manifest:file-entry manifest:full-path="Pictures/200000160000024F00000214DD6FF335.svm" manifest:media-type=""/>
  <manifest:file-entry manifest:full-path="Pictures/200000160000024E00000214DCA59336.svm"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ce style:name="OpenSymbol1" svg:font-family="OpenSymbol"/>
    <style:font-face style:name="Liberation Serif1"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P5" style:family="paragraph" style:parent-style-name="Standard">
      <style:paragraph-properties fo:margin-left="0in" fo:margin-right="0in" fo:text-align="justify" style:justify-single-word="false" fo:text-indent="0in"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text-position="0% 100%" style:font-name="Tahoma" style:font-name-asian="Tahoma1" style:font-name-complex="Tahoma1"/>
    </style:style>
    <style:style style:name="P8" style:family="paragraph" style:parent-style-name="Standard">
      <style:text-properties style:text-position="0% 100%" style:font-name="Tahoma" fo:font-size="13pt" style:font-name-asian="Tahoma1" style:font-size-asian="13pt" style:font-name-complex="Tahoma1" style:font-size-complex="13pt"/>
    </style:style>
    <style:style style:name="P9" style:family="paragraph" style:parent-style-name="Standard">
      <style:paragraph-properties fo:text-align="justify" style:justify-single-word="false"/>
      <style:text-properties style:text-position="0% 100%" style:font-name="Tahoma" fo:font-size="11pt" style:font-name-asian="Tahoma1" style:font-size-asian="11pt" style:font-name-complex="Tahoma1" style:font-size-complex="11pt"/>
    </style:style>
    <style:style style:name="P10" style:family="paragraph" style:parent-style-name="Standard">
      <style:paragraph-properties fo:text-align="justify" style:justify-single-word="false"/>
      <style:text-properties style:text-position="0% 100%" style:font-name="Tahoma" fo:font-size="11pt" officeooo:paragraph-rsid="00870438" style:font-name-asian="Tahoma1" style:font-size-asian="11pt" style:font-name-complex="Tahoma1" style:font-size-complex="11pt"/>
    </style:style>
    <style:style style:name="P11" style:family="paragraph" style:parent-style-name="Standard">
      <style:text-properties style:font-name="Liberation Serif" fo:font-style="normal" fo:font-weight="bold" officeooo:rsid="00bdcf61" officeooo:paragraph-rsid="00bdcf61" style:font-style-asian="normal" style:font-weight-asian="bold" style:font-style-complex="normal" style:font-weight-complex="bold"/>
    </style:style>
    <style:style style:name="P12" style:family="paragraph" style:parent-style-name="Standard">
      <style:text-properties style:font-name="Liberation Serif" fo:font-style="normal" fo:font-weight="bold" officeooo:rsid="00c73a42" officeooo:paragraph-rsid="00c73a42" style:font-style-asian="normal" style:font-weight-asian="bold" style:font-style-complex="normal" style:font-weight-complex="bold"/>
    </style:style>
    <style:style style:name="P13" style:family="paragraph" style:parent-style-name="Standard">
      <style:text-properties style:font-name="Liberation Serif" fo:font-style="normal" fo:font-weight="bold" officeooo:rsid="00c73a42" officeooo:paragraph-rsid="00c7ac43" style:font-style-asian="normal" style:font-weight-asian="bold" style:font-style-complex="normal" style:font-weight-complex="bold"/>
    </style:style>
    <style:style style:name="P14" style:family="paragraph" style:parent-style-name="Standard">
      <style:text-properties style:font-name="Liberation Serif" fo:font-style="normal" fo:font-weight="normal" officeooo:rsid="00db0bad" officeooo:paragraph-rsid="00db0bad" style:font-style-asian="normal" style:font-weight-asian="normal" style:font-style-complex="normal" style:font-weight-complex="normal"/>
    </style:style>
    <style:style style:name="P15" style:family="paragraph" style:parent-style-name="Standard">
      <style:text-properties style:font-name="Liberation Serif" fo:font-style="normal" fo:font-weight="normal" officeooo:rsid="00dc4bf4" officeooo:paragraph-rsid="00dc4bf4" style:font-style-asian="normal" style:font-weight-asian="normal" style:font-style-complex="normal" style:font-weight-complex="normal"/>
    </style:style>
    <style:style style:name="P16" style:family="paragraph" style:parent-style-name="Standard">
      <style:text-properties style:font-name="Liberation Serif" fo:font-style="normal" fo:font-weight="normal" officeooo:rsid="00dd53af" officeooo:paragraph-rsid="00dd53af" style:font-style-asian="normal" style:font-weight-asian="normal" style:font-style-complex="normal" style:font-weight-complex="normal"/>
    </style:style>
    <style:style style:name="P17" style:family="paragraph" style:parent-style-name="Standard">
      <style:text-properties style:font-name="Liberation Serif" fo:font-size="12pt" fo:font-style="normal" fo:font-weight="bold" officeooo:rsid="00bdcf61" officeooo:paragraph-rsid="00bdcf61" style:font-size-asian="12pt" style:font-style-asian="normal" style:font-weight-asian="bold" style:font-size-complex="12pt" style:font-style-complex="normal" style:font-weight-complex="bold"/>
    </style:style>
    <style:style style:name="P18" style:family="paragraph" style:parent-style-name="Standard">
      <style:text-properties style:font-name="Liberation Serif" fo:font-weight="normal" officeooo:rsid="00da5cb1" officeooo:paragraph-rsid="00da5cb1" style:font-weight-asian="normal" style:font-weight-complex="normal"/>
    </style:style>
    <style:style style:name="P19" style:family="paragraph" style:parent-style-name="Standard">
      <style:text-properties style:font-name="Liberation Serif" fo:font-weight="normal" officeooo:rsid="00dd66f2" officeooo:paragraph-rsid="00da5cb1" style:font-weight-asian="normal" style:font-weight-complex="normal"/>
    </style:style>
    <style:style style:name="P20" style:family="paragraph" style:parent-style-name="Standard">
      <style:text-properties officeooo:paragraph-rsid="00da5cb1"/>
    </style:style>
    <style:style style:name="P21" style:family="paragraph" style:parent-style-name="Footer">
      <style:text-properties style:font-name="Liberation Serif" officeooo:rsid="004f790c" officeooo:paragraph-rsid="004f790c"/>
    </style:style>
    <style:style style:name="P22" style:family="paragraph" style:parent-style-name="Standard">
      <style:paragraph-properties fo:margin-left="-0.3937in" fo:margin-right="0in" fo:text-align="justify" style:justify-single-word="false" fo:text-indent="0in"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23" style:family="paragraph" style:parent-style-name="Standard">
      <style:paragraph-properties fo:margin-left="-0.3937in" fo:margin-right="0in" fo:text-align="justify" style:justify-single-word="false" fo:text-indent="0in" style:auto-text-indent="false"/>
      <style:text-properties style:text-position="0% 100%" style:font-name="Tahoma" fo:font-size="11pt" fo:font-style="italic" fo:font-weight="bold" officeooo:paragraph-rsid="00870438" style:font-name-asian="Tahoma1" style:font-size-asian="11pt" style:font-style-asian="italic" style:font-weight-asian="bold" style:font-name-complex="Tahoma1" style:font-size-complex="11pt"/>
    </style:style>
    <style:style style:name="P24" style:family="paragraph" style:parent-styl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25" style:family="paragraph" style:parent-style-name="Standard">
      <style:paragraph-properties fo:margin-left="3.9335in" fo:margin-right="0in" fo:margin-top="0in" fo:margin-bottom="0in" style:contextual-spacing="false" fo:line-height="100%" fo:text-align="justify" style:justify-single-word="false" fo:keep-together="auto" fo:orphans="2" fo:widows="2" fo:text-indent="0.4909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26" style:family="paragraph" style:parent-style-name="Standard">
      <style:text-properties style:font-name="Liberation Serif" fo:font-style="normal" fo:font-weight="bold" officeooo:rsid="00c73a42" officeooo:paragraph-rsid="00e16115" style:font-style-asian="normal" style:font-weight-asian="bold" style:font-style-complex="normal" style:font-weight-complex="bold"/>
    </style:style>
    <style:style style:name="P27" style:family="paragraph" style:parent-style-name="Standard">
      <style:text-properties style:font-name="Liberation Serif" fo:font-weight="normal" officeooo:rsid="00dd66f2" officeooo:paragraph-rsid="00da5cb1" style:font-weight-asian="normal" style:font-weight-complex="normal"/>
    </style:style>
    <style:style style:name="P28" style:family="paragraph" style:parent-style-name="Standard">
      <style:text-properties officeooo:paragraph-rsid="00da5cb1"/>
    </style:style>
    <style:style style:name="P29" style:family="paragraph" style:parent-style-name="Standard" style:master-pag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30" style:family="paragraph" style:parent-style-name="Standard">
      <style:paragraph-properties fo:break-before="page"/>
      <style:text-properties style:font-name="Liberation Serif" fo:font-style="normal" fo:font-weight="bold" officeooo:rsid="00c73a42" officeooo:paragraph-rsid="00e16115" style:font-style-asian="normal" style:font-weight-asian="bold" style:font-style-complex="normal" style:font-weight-complex="bold"/>
    </style:style>
    <style:style style:name="P31" style:family="paragraph" style:parent-style-name="Standard">
      <style:paragraph-properties fo:break-before="page"/>
      <style:text-properties officeooo:paragraph-rsid="00da5cb1"/>
    </style:style>
    <style:style style:name="P32" style:family="paragraph">
      <style:paragraph-properties fo:text-align="start"/>
      <style:text-properties fo:font-size="18pt"/>
    </style:style>
    <style:style style:name="P33" style:family="paragraph">
      <style:paragraph-properties fo:text-align="start" style:writing-mode="lr-tb"/>
      <style:text-properties fo:font-size="18pt"/>
    </style:style>
    <style:style style:name="P3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style:paragraph-properties fo:text-align="center"/>
    </style:style>
    <style:style style:name="P36" style:family="paragraph">
      <style:paragraph-properties fo:text-align="start" style:writing-mode="lr-tb"/>
      <style:text-properties fo:font-size="42.3499984741211pt"/>
    </style:style>
    <style:style style:name="P37" style:family="paragraph">
      <style:paragraph-properties fo:text-align="start" style:writing-mode="lr-tb"/>
      <style:text-properties fo:font-size="24pt"/>
    </style:style>
    <style:style style:name="T1" style:family="text">
      <style:text-properties style:text-position="0% 100%" style:font-name="Tahoma" fo:font-size="13pt" fo:font-weight="bold" style:font-name-asian="Tahoma1" style:font-size-asian="13pt" style:font-weight-asian="bold" style:font-name-complex="Tahoma1" style:font-size-complex="13pt"/>
    </style:style>
    <style:style style:name="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T3" style:family="text">
      <style:text-properties style:text-position="0% 100%" style:font-name="Tahoma" fo:font-size="13pt" style:font-name-asian="Tahoma1" style:font-size-asian="13pt" style:font-name-complex="Tahoma1" style:font-size-complex="13pt"/>
    </style:style>
    <style:style style:name="T4" style:family="text">
      <style:text-properties style:text-position="0% 100%" style:font-name="Tahoma" fo:font-size="13pt" officeooo:rsid="003a893f" style:font-name-asian="Tahoma1" style:font-size-asian="13pt" style:font-name-complex="Tahoma1" style:font-size-complex="13pt"/>
    </style:style>
    <style:style style:name="T5" style:family="text">
      <style:text-properties officeooo:rsid="00028145"/>
    </style:style>
    <style:style style:name="T6" style:family="text">
      <style:text-properties officeooo:rsid="00b83e9c"/>
    </style:style>
    <style:style style:name="T7" style:family="text">
      <style:text-properties officeooo:rsid="0032af49"/>
    </style:style>
    <style:style style:name="T8" style:family="text">
      <style:text-properties officeooo:rsid="003e31cb"/>
    </style:style>
    <style:style style:name="T9" style:family="text">
      <style:text-properties officeooo:rsid="007bbbd0"/>
    </style:style>
    <style:style style:name="T10" style:family="text">
      <style:text-properties style:font-name="Liberation Serif1"/>
    </style:style>
    <style:style style:name="T11" style:family="text">
      <style:text-properties style:font-name="Liberation Serif" fo:font-style="normal" fo:font-weight="bold" officeooo:rsid="00c73a42" style:font-style-asian="normal" style:font-weight-asian="bold" style:font-style-complex="normal" style:font-weight-complex="bold"/>
    </style:style>
    <style:style style:name="T12" style:family="text">
      <style:text-properties style:font-name="Liberation Serif" fo:font-style="normal" fo:font-weight="bold" officeooo:rsid="00da5cb1" style:font-style-asian="normal" style:font-weight-asian="bold" style:font-style-complex="normal" style:font-weight-complex="bold"/>
    </style:style>
    <style:style style:name="T13" style:family="text">
      <style:text-properties style:font-name="Liberation Serif" fo:font-style="normal" fo:font-weight="bold" officeooo:rsid="00e16115" style:font-style-asian="normal" style:font-weight-asian="bold" style:font-style-complex="normal" style:font-weight-complex="bold"/>
    </style:style>
    <style:style style:name="T14" style:family="text">
      <style:text-properties officeooo:rsid="00c7ac43"/>
    </style:style>
    <style:style style:name="T15" style:family="text">
      <style:text-properties officeooo:rsid="00dc4bf4"/>
    </style:style>
    <style:style style:name="T16" style:family="text">
      <style:text-properties officeooo:rsid="00dd53af"/>
    </style:style>
    <style:style style:name="T17" style:family="text">
      <style:text-properties officeooo:rsid="00e16115"/>
    </style:style>
    <style:style style:name="T18" style:family="text">
      <style:text-properties fo:color="#000000" style:font-name="Liberation Serif2" fo:font-size="11.8999996185303pt" fo:font-style="italic" style:font-size-asian="11.8999996185303pt" style:font-name-complex="Liberation Serif2" style:font-size-complex="11.8999996185303pt" style:font-style-complex="italic"/>
    </style:style>
    <style:style style:name="T19" style:family="text">
      <style:text-properties fo:color="#000000" style:font-name="OpenSymbol1" fo:font-size="11.8999996185303pt" style:font-size-asian="11.8999996185303pt" style:font-name-complex="OpenSymbol1" style:font-size-complex="11.8999996185303pt"/>
    </style:style>
    <style:style style:name="T20" style:family="text">
      <style:text-properties fo:color="#000000" style:font-name="Liberation Serif2" fo:font-size="11.8999996185303pt" style:font-size-asian="11.8999996185303pt" style:font-name-complex="Liberation Serif2" style:font-size-complex="11.8999996185303pt"/>
    </style:style>
    <style:style style:name="T21" style:family="text">
      <style:text-properties fo:color="#000000" style:font-name="Liberation Serif2" fo:font-size="12pt" fo:font-style="italic" style:font-size-asian="12pt" style:font-name-complex="Liberation Serif2" style:font-size-complex="12pt" style:font-style-complex="italic"/>
    </style:style>
    <style:style style:name="T22" style:family="text">
      <style:text-properties fo:color="#000000" style:font-name="OpenSymbol1" fo:font-size="12pt" style:font-size-asian="12pt" style:font-name-complex="OpenSymbol1" style:font-size-complex="12pt"/>
    </style:style>
    <style:style style:name="T23" style:family="text">
      <style:text-properties fo:color="#000000" style:font-name="Liberation Serif2" fo:font-size="12pt" style:font-size-asian="12pt" style:font-name-complex="Liberation Serif2" style:font-size-complex="12pt"/>
    </style:style>
    <style:style style:name="T24" style:family="text">
      <style:text-properties fo:color="#000000" style:font-name="Liberation Serif2" fo:font-size="7.19999980926514pt" fo:font-style="italic" style:font-size-asian="7.19999980926514pt" style:font-name-complex="Liberation Serif2" style:font-size-complex="7.19999980926514pt" style:font-style-complex="italic"/>
    </style:style>
    <style:style style:name="T25" style:family="text">
      <style:text-properties fo:color="#000000" style:font-name="Liberation Serif2" fo:font-size="7.19999980926514pt" style:font-size-asian="7.19999980926514pt" style:font-name-complex="Liberation Serif2" style:font-size-complex="7.19999980926514pt"/>
    </style:style>
    <style:style style:name="T26" style:family="text">
      <style:text-properties fo:color="#000000" style:font-name="OpenSymbol1" fo:font-size="7.19999980926514pt" style:font-size-asian="7.19999980926514pt" style:font-name-complex="OpenSymbol1" style:font-size-complex="7.19999980926514pt"/>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draw:fill="none" draw:textarea-vertical-align="middle" draw:auto-grow-height="false" fo:min-height="0.5236in" fo:min-width="6.9929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d8d8d8" draw:textarea-vertical-align="top" draw:auto-grow-height="false" fo:min-height="0.3374in" fo:min-width="0.7484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draw:fill="none" draw:textarea-vertical-align="top" draw:auto-grow-height="false" fo:min-height="0.3382in" fo:min-width="0.750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98in" svg:stroke-color="#ffff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0" style:family="graphic">
      <style:graphic-properties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draw:marker-start="" draw:marker-end="" draw:fill="none" draw:textarea-horizontal-align="left" draw:textarea-vertical-align="top" draw:auto-grow-height="true" draw:auto-grow-width="true" fo:min-height="0.1654in" fo:min-width="0.2402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654in" fo:min-width="0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654in" fo:min-width="0.2484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654in" fo:min-width="0.1228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654in" fo:min-width="0.4634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17"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665in" fo:min-width="0.2402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665in" fo:min-width="0.4543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665in" fo:min-width="0.3098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665in" fo:min-width="0.3319in" fo:padding-top="0in" fo:padding-bottom="0in" fo:padding-left="0in" fo:padding-right="0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665in" fo:min-width="0.0929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in" fo:min-width="0.1437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in" fo:min-width="0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665in" fo:min-width="0.1654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665in" fo:min-width="0.2071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665in" fo:min-width="0.0835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665in" fo:min-width="0.3807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654in" fo:min-width="0.3917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654in" fo:min-width="0.5362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654in" fo:min-width="0.6937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665in" fo:min-width="0.36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665in" fo:min-width="0.6937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665in" fo:min-width="0.1138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665in" fo:min-width="0.3193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665in" fo:min-width="3.3654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1665in" fo:min-width="1.8866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1665in" fo:min-width="2.4189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1665in" fo:min-width="1.0965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1665in" fo:min-width="3.2091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1665in" fo:min-width="1.4661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665in" fo:min-width="4.3193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in" fo:min-width="0.05in" fo:padding-top="0in" fo:padding-bottom="0in" fo:padding-left="0in" fo:padding-right="0in"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1665in" fo:min-width="0.2362in" fo:padding-top="0in" fo:padding-bottom="0in" fo:padding-left="0in" fo:padding-right="0in"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1in" fo:min-width="0.0492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665in" fo:min-width="4.5425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in" fo:min-width="0.15in" fo:padding-top="0in" fo:padding-bottom="0in" fo:padding-left="0in" fo:padding-right="0in" style:run-through="foreground"/>
    </style:style>
    <style:style style:name="gr50" style:family="graphic">
      <style:graphic-properties draw:stroke="solid" svg:stroke-color="#000000" draw:marker-start="" draw:marker-end="" draw:fill="none" style:run-through="foreground"/>
    </style:style>
    <style:style style:name="gr51" style:family="graphic">
      <style:graphic-properties draw:stroke="solid" svg:stroke-width="0.0398in" svg:stroke-color="#ffffff" draw:marker-start="" draw:marker-end="" draw:fill="none" fo:padding-top="0.0193in" fo:padding-bottom="0.0193in" fo:padding-left="0.0193in" fo:padding-right="0.0193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0992in" fo:min-width="0.049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0992in" fo:min-width="0.048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Nom<text:span text:style-name="T9">bre</text:span> del alumn<text:span text:style-name="T9">o</text:span>/a: <text:s text:c="7"/></text:p>
      <text:p text:style-name="P25"><draw:custom-shape text:anchor-type="paragraph" draw:z-index="3" draw:name="Image1" draw:style-name="gr2" draw:text-style-name="P33" svg:width="0.948in" svg:height="0.437in" svg:x="5.8335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2" draw:style-name="gr3" draw:text-style-name="P32" svg:width="0.948in" svg:height="0.437in" svg:x="4.6319in" svg:y="0.0693in"><text:p/><draw:enhanced-geometry draw:mirror-horizontal="true" draw:mirror-vertical="false" svg:viewBox="0 0 21600 21600" draw:type="mso-spt32" draw:enhanced-path="M 0 0 L 21600 21600 N"/></draw:custom-shape><draw:custom-shape text:anchor-type="paragraph" draw:z-index="1" draw:name="Image3" draw:style-name="gr2" draw:text-style-name="P33" svg:width="0.948in" svg:height="0.437in" svg:x="4.722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text:span text:style-name="T9">C</text:span>ualificació<text:span text:style-name="T9">n</text:span>: <text:s text:c="6"/></text:p>
      <text:p text:style-name="P24"><text:s text:c="70"/></text:p>
      <text:p text:style-name="P25"/>
      <text:p text:style-name="P3"><draw:custom-shape text:anchor-type="paragraph" draw:z-index="0" draw:name="Image4" draw:style-name="gr1" draw:text-style-name="P32" svg:width="7.1925in" svg:height="0.7232in" svg:x="-0.4028in" svg:y="0.05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22">T<text:span text:style-name="T9">i</text:span>emp<text:span text:style-name="T9">o</text:span>: <text:span text:style-name="T7">90 min</text:span></text:p>
      <text:p text:style-name="P23">Observacion<text:span text:style-name="T9">e</text:span>s: <text:span text:style-name="T8">Cada número sin unidad resta 1 punto</text:span></text:p>
      <text:p text:style-name="P9"/>
      <text:p text:style-name="P10"><text:tab/></text:p>
      <text:p text:style-name="P17">Recuperación 2ª evaluación 1º examen</text:p>
      <text:p text:style-name="P12"/>
      <text:p text:style-name="P12">Ejercicio 1<text:tab/><text:tab/><text:tab/><text:tab/><text:tab/><text:tab/><text:tab/><text:tab/><text:tab/><text:tab/><text:tab/><text:tab/><text:tab/><text:tab/><text:tab/><text:span text:style-name="T17">2 p</text:span></text:p>
      <text:p text:style-name="P14">Por una bobina con las siguientes características, circula una intensidad de 2 A.</text:p>
      <text:p text:style-name="P14"/>
      <text:p text:style-name="P14">Número de espiras <text:tab/><text:tab/> 1000 <text:span text:style-name="T15">v</text:span></text:p>
      <text:p text:style-name="P14">Longitud el núcleo <text:tab/><text:tab/>l = 5 cm</text:p>
      <text:p text:style-name="P14">Área del núcleo <text:tab/><text:tab/>A = 10<draw:frame draw:style-name="fr1" draw:name="Object1" text:anchor-type="as-char" svg:y="-0.1484in" svg:width="0.3516in" svg:height="0.1839in" draw:z-index="4"><draw:object xlink:href="./Object 1" xlink:type="simple" xlink:show="embed" xlink:actuate="onLoad"/><draw:image xlink:href="./ObjectReplacements/Object 1" xlink:type="simple" xlink:show="embed" xlink:actuate="onLoad"/></draw:frame></text:p>
      <text:p text:style-name="P15">Permeabilidad relativa <text:span text:style-name="T10"><draw:frame draw:style-name="fr1" draw:name="Object2" text:anchor-type="as-char" svg:y="-0.1484in" svg:width="0.6102in" svg:height="0.2098in" draw:z-index="5"><draw:object xlink:href="./Object 2" xlink:type="simple" xlink:show="embed" xlink:actuate="onLoad"/><draw:image xlink:href="./ObjectReplacements/Object 2" xlink:type="simple" xlink:show="embed" xlink:actuate="onLoad"/></draw:frame></text:span></text:p>
      <text:p text:style-name="P14"/>
      <text:p text:style-name="P14">Calcula mmf, H, B, <text:span text:style-name="T10">Φ y L.</text:span></text:p>
      <text:p text:style-name="P11"/>
      <text:p text:style-name="P11"><draw:g text:anchor-type="paragraph" draw:z-index="8" draw:style-name="gr10"><draw:frame draw:style-name="gr11" draw:text-style-name="P37" svg:width="0.2862in" svg:height="0.1913in" svg:x="0.0028in" svg:y="0.1902in"><draw:text-box><text:p text:style-name="P36"><text:span text:style-name="T18">mmf</text:span></text:p></draw:text-box></draw:frame><draw:frame draw:style-name="gr12" draw:text-style-name="P37" svg:width="0.1331in" svg:height="0.2043in" svg:x="0.322in" svg:y="0.2055in"><draw:text-box><text:p text:style-name="P36"><text:span text:style-name="T19">=</text:span></text:p></draw:text-box></draw:frame><draw:frame draw:style-name="gr12" draw:text-style-name="P37" svg:width="0.1122in" svg:height="0.1913in" svg:x="0.4665in" svg:y="0.1902in"><draw:text-box><text:p text:style-name="P36"><text:span text:style-name="T18">N</text:span></text:p></draw:text-box></draw:frame><draw:frame draw:style-name="gr12" draw:text-style-name="P37" svg:width="0.0976in" svg:height="0.2043in" svg:x="0.5693in" svg:y="0.2055in"><draw:text-box><text:p text:style-name="P36"><text:span text:style-name="T19">⋅</text:span></text:p></draw:text-box></draw:frame><draw:frame draw:style-name="gr12" draw:text-style-name="P37" svg:width="0.0567in" svg:height="0.1913in" svg:x="0.6512in" svg:y="0.1902in"><draw:text-box><text:p text:style-name="P36"><text:span text:style-name="T18">I</text:span></text:p></draw:text-box></draw:frame><draw:frame draw:style-name="gr12" draw:text-style-name="P37" svg:width="0.1331in" svg:height="0.2043in" svg:x="0.7346in" svg:y="0.2055in"><draw:text-box><text:p text:style-name="P36"><text:span text:style-name="T19">=</text:span></text:p></draw:text-box></draw:frame><draw:frame draw:style-name="gr13" draw:text-style-name="P37" svg:width="0.3323in" svg:height="0.1913in" svg:x="0.8681in" svg:y="0.1902in"><draw:text-box><text:p text:style-name="P36"><text:span text:style-name="T20">1000</text:span></text:p></draw:text-box></draw:frame><draw:frame draw:style-name="gr12" draw:text-style-name="P37" svg:width="0.0976in" svg:height="0.2043in" svg:x="1.178in" svg:y="0.2055in"><draw:text-box><text:p text:style-name="P36"><text:span text:style-name="T19">⋅</text:span></text:p></draw:text-box></draw:frame><draw:frame draw:style-name="gr14" draw:text-style-name="P37" svg:width="0.185in" svg:height="0.1913in" svg:x="1.25in" svg:y="0.1902in"><draw:text-box><text:p text:style-name="P36"><text:span text:style-name="T20">2</text:span><text:span text:style-name="T18">A</text:span></text:p></draw:text-box></draw:frame><draw:frame draw:style-name="gr12" draw:text-style-name="P37" svg:width="0.1331in" svg:height="0.2043in" svg:x="1.4862in" svg:y="0.2055in"><draw:text-box><text:p text:style-name="P36"><text:span text:style-name="T19">=</text:span></text:p></draw:text-box></draw:frame><draw:frame draw:style-name="gr15" draw:text-style-name="P37" svg:width="0.4976in" svg:height="0.1913in" svg:x="1.6209in" svg:y="0.1902in"><draw:text-box><text:p text:style-name="P36"><text:span text:style-name="T20">2000</text:span><text:span text:style-name="T18">Av</text:span></text:p></draw:text-box></draw:frame><draw:frame draw:style-name="gr16" draw:text-style-name="P37" svg:width="0.1217in" svg:height="0.1925in" svg:x="0.0126in" svg:y="0.6764in"><draw:text-box><text:p text:style-name="P36"><text:span text:style-name="T21">H</text:span></text:p></draw:text-box></draw:frame><draw:frame draw:style-name="gr16" draw:text-style-name="P37" svg:width="0.1343in" svg:height="0.2059in" svg:x="0.1457in" svg:y="0.6917in"><draw:text-box><text:p text:style-name="P36"><text:span text:style-name="T22">=</text:span></text:p></draw:text-box></draw:frame><draw:polygon draw:style-name="gr17" svg:width="0.3335in" svg:height="0.0083in" svg:x="0.2902in" svg:y="0.7736in" svg:viewBox="0 0 848 22" draw:points="0,22 848,22 848,0 0,0"><text:p/></draw:polygon><draw:frame draw:style-name="gr18" draw:text-style-name="P37" svg:width="0.2886in" svg:height="0.1925in" svg:x="0.3012in" svg:y="0.5736in"><draw:text-box><text:p text:style-name="P36"><text:span text:style-name="T21">mmf</text:span></text:p></draw:text-box></draw:frame><draw:frame draw:style-name="gr16" draw:text-style-name="P37" svg:width="0.048in" svg:height="0.1925in" svg:x="0.4346in" svg:y="0.7902in"><draw:text-box><text:p text:style-name="P36"><text:span text:style-name="T21">l</text:span></text:p></draw:text-box></draw:frame><draw:frame draw:style-name="gr16" draw:text-style-name="P37" svg:width="0.1343in" svg:height="0.2059in" svg:x="0.6417in" svg:y="0.6917in"><draw:text-box><text:p text:style-name="P36"><text:span text:style-name="T22">=</text:span></text:p></draw:text-box></draw:frame><draw:polygon draw:style-name="gr17" svg:width="0.5614in" svg:height="0.0083in" svg:x="0.7858in" svg:y="0.7736in" svg:viewBox="0 0 1427 22" draw:points="0,22 1427,22 1427,0 0,0"><text:p/></draw:polygon><draw:frame draw:style-name="gr19" draw:text-style-name="P37" svg:width="0.5016in" svg:height="0.1925in" svg:x="0.7957in" svg:y="0.5736in"><draw:text-box><text:p text:style-name="P36"><text:span text:style-name="T23">2000</text:span><text:span text:style-name="T21">Av</text:span></text:p></draw:text-box></draw:frame><draw:frame draw:style-name="gr20" draw:text-style-name="P37" svg:width="0.4134in" svg:height="0.1925in" svg:x="0.8472in" svg:y="0.7902in"><draw:text-box><text:p text:style-name="P36"><text:span text:style-name="T23">0,05</text:span><text:span text:style-name="T21">m</text:span></text:p></draw:text-box></draw:frame><draw:frame draw:style-name="gr16" draw:text-style-name="P37" svg:width="0.1343in" svg:height="0.2059in" svg:x="1.3528in" svg:y="0.6917in"><draw:text-box><text:p text:style-name="P36"><text:span text:style-name="T22">=</text:span></text:p></draw:text-box></draw:frame><draw:frame draw:style-name="gr21" draw:text-style-name="P37" svg:width="0.4185in" svg:height="0.1925in" svg:x="1.4972in" svg:y="0.6764in"><draw:text-box><text:p text:style-name="P36"><text:span text:style-name="T23">40000</text:span></text:p></draw:text-box></draw:frame><draw:polygon draw:style-name="gr22" svg:width="0.2083in" svg:height="0.0083in" svg:x="1.9402in" svg:y="0.7736in" svg:viewBox="0 0 530 22" draw:points="0,22 530,22 530,0 0,0"><text:p/></draw:polygon><draw:polygon draw:style-name="gr23" svg:width="0.2083in" svg:height="0.0083in" svg:x="1.9402in" svg:y="0.7736in" svg:viewBox="0 0 530 22" draw:points="0,22 530,22 530,0 0,0"><text:p/></draw:polygon><draw:frame draw:style-name="gr24" draw:text-style-name="P37" svg:width="0.1685in" svg:height="0.1925in" svg:x="1.961in" svg:y="0.5736in"><draw:text-box><text:p text:style-name="P36"><text:span text:style-name="T21">Av</text:span></text:p></draw:text-box></draw:frame><draw:frame draw:style-name="gr16" draw:text-style-name="P37" svg:width="0.1217in" svg:height="0.1925in" svg:x="1.9819in" svg:y="0.7902in"><draw:text-box><text:p text:style-name="P36"><text:span text:style-name="T21">m</text:span></text:p></draw:text-box></draw:frame><draw:frame draw:style-name="gr16" draw:text-style-name="P37" svg:width="0.1039in" svg:height="0.1925in" svg:x="0.0028in" svg:y="1.4528in"><draw:text-box><text:p text:style-name="P36"><text:span text:style-name="T21">B</text:span></text:p></draw:text-box></draw:frame><draw:frame draw:style-name="gr16" draw:text-style-name="P37" svg:width="0.1343in" svg:height="0.2059in" svg:x="0.1154in" svg:y="1.4681in"><draw:text-box><text:p text:style-name="P36"><text:span text:style-name="T22">=</text:span></text:p></draw:text-box></draw:frame><draw:frame draw:style-name="gr16" draw:text-style-name="P37" svg:width="0.0858in" svg:height="0.1925in" svg:x="0.2598in" svg:y="1.4528in"><draw:text-box><text:p text:style-name="P36"><text:span text:style-name="T21">μ</text:span></text:p></draw:text-box></draw:frame><draw:frame draw:style-name="gr25" draw:text-style-name="P37" svg:width="0.174in" svg:height="0.1157in" svg:x="0.3528in" svg:y="1.5429in"><draw:text-box><text:p text:style-name="P36"><text:span text:style-name="T24">codt</text:span></text:p></draw:text-box></draw:frame><draw:frame draw:style-name="gr16" draw:text-style-name="P37" svg:width="0.0858in" svg:height="0.1925in" svg:x="0.5598in" svg:y="1.4528in"><draw:text-box><text:p text:style-name="P36"><text:span text:style-name="T21">μ</text:span></text:p></draw:text-box></draw:frame><draw:frame draw:style-name="gr26" draw:text-style-name="P37" svg:width="0.0516in" svg:height="0.1157in" svg:x="0.6417in" svg:y="1.5429in"><draw:text-box><text:p text:style-name="P36"><text:span text:style-name="T25">0</text:span></text:p></draw:text-box></draw:frame><draw:frame draw:style-name="gr16" draw:text-style-name="P37" svg:width="0.098in" svg:height="0.2059in" svg:x="0.672in" svg:y="1.4681in"><draw:text-box><text:p text:style-name="P36"><text:span text:style-name="T22">⋅</text:span></text:p></draw:text-box></draw:frame><draw:frame draw:style-name="gr16" draw:text-style-name="P37" svg:width="0.1217in" svg:height="0.1925in" svg:x="0.7543in" svg:y="1.4528in"><draw:text-box><text:p text:style-name="P36"><text:span text:style-name="T21">H</text:span></text:p></draw:text-box></draw:frame><draw:frame draw:style-name="gr16" draw:text-style-name="P37" svg:width="0.1343in" svg:height="0.2059in" svg:x="0.8984in" svg:y="1.4681in"><draw:text-box><text:p text:style-name="P36"><text:span text:style-name="T22">=</text:span></text:p></draw:text-box></draw:frame><draw:frame draw:style-name="gr27" draw:text-style-name="P37" svg:width="0.2516in" svg:height="0.1925in" svg:x="1.0335in" svg:y="1.4528in"><draw:text-box><text:p text:style-name="P36"><text:span text:style-name="T23">300</text:span></text:p></draw:text-box></draw:frame><draw:frame draw:style-name="gr16" draw:text-style-name="P37" svg:width="0.098in" svg:height="0.2059in" svg:x="1.2598in" svg:y="1.4681in"><draw:text-box><text:p text:style-name="P36"><text:span text:style-name="T22">⋅</text:span></text:p></draw:text-box></draw:frame><draw:frame draw:style-name="gr28" draw:text-style-name="P37" svg:width="0.2933in" svg:height="0.1925in" svg:x="1.3429in" svg:y="1.4528in"><draw:text-box><text:p text:style-name="P36"><text:span text:style-name="T23">1,26</text:span></text:p></draw:text-box></draw:frame><draw:frame draw:style-name="gr16" draw:text-style-name="P37" svg:width="0.098in" svg:height="0.2059in" svg:x="1.611in" svg:y="1.4681in"><draw:text-box><text:p text:style-name="P36"><text:span text:style-name="T22">⋅</text:span></text:p></draw:text-box></draw:frame><draw:frame draw:style-name="gr29" draw:text-style-name="P37" svg:width="0.1685in" svg:height="0.1925in" svg:x="1.6835in" svg:y="1.4528in"><draw:text-box><text:p text:style-name="P36"><text:span text:style-name="T23">10</text:span></text:p></draw:text-box></draw:frame><draw:frame draw:style-name="gr26" draw:text-style-name="P37" svg:width="0.0815in" svg:height="0.124in" svg:x="1.8472in" svg:y="1.4394in"><draw:text-box><text:p text:style-name="P36"><text:span text:style-name="T26">−</text:span></text:p></draw:text-box></draw:frame><draw:frame draw:style-name="gr26" draw:text-style-name="P37" svg:width="0.0516in" svg:height="0.1157in" svg:x="1.9307in" svg:y="1.4303in"><draw:text-box><text:p text:style-name="P36"><text:span text:style-name="T25">6</text:span></text:p></draw:text-box></draw:frame><draw:frame draw:style-name="gr16" draw:text-style-name="P37" svg:width="0.098in" svg:height="0.2059in" svg:x="1.961in" svg:y="1.4681in"><draw:text-box><text:p text:style-name="P36"><text:span text:style-name="T22">⋅</text:span></text:p></draw:text-box></draw:frame><draw:frame draw:style-name="gr16" draw:text-style-name="P37" svg:width="0.0949in" svg:height="0.1925in" svg:x="2.0543in" svg:y="1.35in"><draw:text-box><text:p text:style-name="P36"><text:span text:style-name="T21">T</text:span></text:p></draw:text-box></draw:frame><draw:frame draw:style-name="gr16" draw:text-style-name="P37" svg:width="0.098in" svg:height="0.2059in" svg:x="2.1457in" svg:y="1.3654in"><draw:text-box><text:p text:style-name="P36"><text:span text:style-name="T22">⋅</text:span></text:p></draw:text-box></draw:frame><draw:polygon draw:style-name="gr17" svg:width="0.3055in" svg:height="0.0083in" svg:x="2.0429in" svg:y="1.55in" svg:viewBox="0 0 777 22" draw:points="0,22 777,22 777,0 0,0"><text:p/></draw:polygon><draw:frame draw:style-name="gr16" draw:text-style-name="P37" svg:width="0.1217in" svg:height="0.1925in" svg:x="2.2193in" svg:y="1.35in"><draw:text-box><text:p text:style-name="P36"><text:span text:style-name="T21">m</text:span></text:p></draw:text-box></draw:frame><draw:frame draw:style-name="gr16" draw:text-style-name="P37" svg:width="0.1039in" svg:height="0.1925in" svg:x="2.1457in" svg:y="1.5665in"><draw:text-box><text:p text:style-name="P36"><text:span text:style-name="T21">A</text:span></text:p></draw:text-box></draw:frame><draw:frame draw:style-name="gr16" draw:text-style-name="P37" svg:width="0.098in" svg:height="0.2059in" svg:x="2.3319in" svg:y="1.4681in"><draw:text-box><text:p text:style-name="P36"><text:span text:style-name="T22">⋅</text:span></text:p></draw:text-box></draw:frame><draw:frame draw:style-name="gr21" draw:text-style-name="P37" svg:width="0.4185in" svg:height="0.1925in" svg:x="2.4138in" svg:y="1.4528in"><draw:text-box><text:p text:style-name="P36"><text:span text:style-name="T23">40000</text:span></text:p></draw:text-box></draw:frame><draw:polygon draw:style-name="gr17" svg:width="0.2083in" svg:height="0.0083in" svg:x="2.8583in" svg:y="1.55in" svg:viewBox="0 0 530 22" draw:points="0,22 530,22 530,0 0,0"><text:p/></draw:polygon><draw:frame draw:style-name="gr24" draw:text-style-name="P37" svg:width="0.1685in" svg:height="0.1925in" svg:x="2.8791in" svg:y="1.35in"><draw:text-box><text:p text:style-name="P36"><text:span text:style-name="T21">Av</text:span></text:p></draw:text-box></draw:frame><draw:frame draw:style-name="gr16" draw:text-style-name="P37" svg:width="0.1217in" svg:height="0.1925in" svg:x="2.8984in" svg:y="1.5665in"><draw:text-box><text:p text:style-name="P36"><text:span text:style-name="T21">m</text:span></text:p></draw:text-box></draw:frame><draw:frame draw:style-name="gr16" draw:text-style-name="P37" svg:width="0.1343in" svg:height="0.2059in" svg:x="3.0748in" svg:y="1.4681in"><draw:text-box><text:p text:style-name="P36"><text:span text:style-name="T22">=</text:span></text:p></draw:text-box></draw:frame><draw:frame draw:style-name="gr30" draw:text-style-name="P37" svg:width="0.4697in" svg:height="0.1925in" svg:x="3.2193in" svg:y="1.4528in"><draw:text-box><text:p text:style-name="P36"><text:span text:style-name="T23">15,12</text:span><text:span text:style-name="T21">T</text:span></text:p></draw:text-box></draw:frame><draw:frame draw:style-name="gr12" draw:text-style-name="P37" svg:width="0.1276in" svg:height="0.1913in" svg:x="0.0028in" svg:y="1.9346in"><draw:text-box><text:p text:style-name="P36"><text:span text:style-name="T18">Φ</text:span></text:p></draw:text-box></draw:frame><draw:frame draw:style-name="gr12" draw:text-style-name="P37" svg:width="0.1331in" svg:height="0.2043in" svg:x="0.1362in" svg:y="1.95in"><draw:text-box><text:p text:style-name="P36"><text:span text:style-name="T19">=</text:span></text:p></draw:text-box></draw:frame><draw:frame draw:style-name="gr12" draw:text-style-name="P37" svg:width="0.1024in" svg:height="0.1913in" svg:x="0.2807in" svg:y="1.9346in"><draw:text-box><text:p text:style-name="P36"><text:span text:style-name="T18">B</text:span></text:p></draw:text-box></draw:frame><draw:frame draw:style-name="gr12" draw:text-style-name="P37" svg:width="0.0976in" svg:height="0.2043in" svg:x="0.3626in" svg:y="1.95in"><draw:text-box><text:p text:style-name="P36"><text:span text:style-name="T19">⋅</text:span></text:p></draw:text-box></draw:frame><draw:frame draw:style-name="gr12" draw:text-style-name="P37" svg:width="0.1024in" svg:height="0.1913in" svg:x="0.4555in" svg:y="1.9346in"><draw:text-box><text:p text:style-name="P36"><text:span text:style-name="T18">A</text:span></text:p></draw:text-box></draw:frame><draw:frame draw:style-name="gr12" draw:text-style-name="P37" svg:width="0.1331in" svg:height="0.2043in" svg:x="0.5693in" svg:y="1.95in"><draw:text-box><text:p text:style-name="P36"><text:span text:style-name="T19">=</text:span></text:p></draw:text-box></draw:frame><draw:frame draw:style-name="gr31" draw:text-style-name="P37" svg:width="0.4657in" svg:height="0.1913in" svg:x="0.7028in" svg:y="1.9346in"><draw:text-box><text:p text:style-name="P36"><text:span text:style-name="T20">15,12</text:span><text:span text:style-name="T18">T</text:span></text:p></draw:text-box></draw:frame><draw:frame draw:style-name="gr12" draw:text-style-name="P37" svg:width="0.0976in" svg:height="0.2043in" svg:x="1.1874in" svg:y="1.95in"><draw:text-box><text:p text:style-name="P36"><text:span text:style-name="T19">⋅</text:span></text:p></draw:text-box></draw:frame><draw:frame draw:style-name="gr32" draw:text-style-name="P37" svg:width="0.5425in" svg:height="0.1913in" svg:x="1.2598in" svg:y="1.9346in"><draw:text-box><text:p text:style-name="P36"><text:span text:style-name="T20">0,001</text:span><text:span text:style-name="T18">m</text:span><text:span text:style-name="T20">²</text:span></text:p></draw:text-box></draw:frame><draw:frame draw:style-name="gr12" draw:text-style-name="P37" svg:width="0.1331in" svg:height="0.2043in" svg:x="1.8583in" svg:y="1.95in"><draw:text-box><text:p text:style-name="P36"><text:span text:style-name="T19">=</text:span></text:p></draw:text-box></draw:frame><draw:frame draw:style-name="gr33" draw:text-style-name="P37" svg:width="0.7594in" svg:height="0.1913in" svg:x="1.9917in" svg:y="1.9346in"><draw:text-box><text:p text:style-name="P36"><text:span text:style-name="T20">0,01512</text:span><text:span text:style-name="T18">Wb</text:span></text:p></draw:text-box></draw:frame><draw:frame draw:style-name="gr16" draw:text-style-name="P37" svg:width="0.0949in" svg:height="0.1925in" svg:x="0.0126in" svg:y="2.4209in"><draw:text-box><text:p text:style-name="P36"><text:span text:style-name="T21">L</text:span></text:p></draw:text-box></draw:frame><draw:frame draw:style-name="gr16" draw:text-style-name="P37" svg:width="0.1343in" svg:height="0.2059in" svg:x="0.1055in" svg:y="2.4358in"><draw:text-box><text:p text:style-name="P36"><text:span text:style-name="T22">=</text:span></text:p></draw:text-box></draw:frame><draw:frame draw:style-name="gr16" draw:text-style-name="P37" svg:width="0.113in" svg:height="0.1925in" svg:x="0.2709in" svg:y="2.3181in"><draw:text-box><text:p text:style-name="P36"><text:span text:style-name="T21">N</text:span></text:p></draw:text-box></draw:frame><draw:frame draw:style-name="gr16" draw:text-style-name="P37" svg:width="0.098in" svg:height="0.2059in" svg:x="0.3736in" svg:y="2.3331in"><draw:text-box><text:p text:style-name="P36"><text:span text:style-name="T22">⋅</text:span></text:p></draw:text-box></draw:frame><draw:polygon draw:style-name="gr17" svg:width="0.3374in" svg:height="0.0083in" svg:x="0.25in" svg:y="2.5181in" svg:viewBox="0 0 858 22" draw:points="0,22 858,22 858,0 0,0"><text:p/></draw:polygon><draw:frame draw:style-name="gr16" draw:text-style-name="P37" svg:width="0.1287in" svg:height="0.1925in" svg:x="0.4457in" svg:y="2.3181in"><draw:text-box><text:p text:style-name="P36"><text:span text:style-name="T21">Φ</text:span></text:p></draw:text-box></draw:frame><draw:frame draw:style-name="gr16" draw:text-style-name="P37" svg:width="0.0571in" svg:height="0.1925in" svg:x="0.3945in" svg:y="2.5346in"><draw:text-box><text:p text:style-name="P36"><text:span text:style-name="T21">I</text:span></text:p></draw:text-box></draw:frame><draw:frame draw:style-name="gr16" draw:text-style-name="P37" svg:width="0.1343in" svg:height="0.2059in" svg:x="0.6in" svg:y="2.4358in"><draw:text-box><text:p text:style-name="P36"><text:span text:style-name="T22">=</text:span></text:p></draw:text-box></draw:frame><draw:frame draw:style-name="gr34" draw:text-style-name="P37" svg:width="0.4094in" svg:height="0.1925in" svg:x="0.7543in" svg:y="2.3181in"><draw:text-box><text:p text:style-name="P36"><text:span text:style-name="T23">1000</text:span><text:span text:style-name="T21">v</text:span></text:p></draw:text-box></draw:frame><draw:frame draw:style-name="gr16" draw:text-style-name="P37" svg:width="0.098in" svg:height="0.2059in" svg:x="1.178in" svg:y="2.3331in"><draw:text-box><text:p text:style-name="P36"><text:span text:style-name="T22">⋅</text:span></text:p></draw:text-box></draw:frame><draw:polygon draw:style-name="gr17" svg:width="1.2933in" svg:height="0.0083in" svg:x="0.7441in" svg:y="2.5181in" svg:viewBox="0 0 3286 22" draw:points="0,22 3286,22 3286,0 0,0"><text:p/></draw:polygon><draw:frame draw:style-name="gr35" draw:text-style-name="P37" svg:width="0.7657in" svg:height="0.1925in" svg:x="1.25in" svg:y="2.3181in"><draw:text-box><text:p text:style-name="P36"><text:span text:style-name="T23">0,01512</text:span><text:span text:style-name="T21">Wb</text:span></text:p></draw:text-box></draw:frame><draw:frame draw:style-name="gr36" draw:text-style-name="P37" svg:width="0.187in" svg:height="0.1925in" svg:x="1.2807in" svg:y="2.5346in"><draw:text-box><text:p text:style-name="P36"><text:span text:style-name="T23">2</text:span><text:span text:style-name="T21">A</text:span></text:p></draw:text-box></draw:frame><draw:frame draw:style-name="gr16" draw:text-style-name="P37" svg:width="0.1343in" svg:height="0.2059in" svg:x="2.0543in" svg:y="2.4358in"><draw:text-box><text:p text:style-name="P36"><text:span text:style-name="T22">=</text:span></text:p></draw:text-box></draw:frame><draw:frame draw:style-name="gr37" draw:text-style-name="P37" svg:width="0.4134in" svg:height="0.1925in" svg:x="2.1874in" svg:y="2.4209in"><draw:text-box><text:p text:style-name="P36"><text:span text:style-name="T23">7,56</text:span><text:span text:style-name="T21">H</text:span></text:p></draw:text-box></draw:frame></draw:g></text:p>
      <text:p text:style-name="P13"/>
      <text:p text:style-name="P26"/>
      <text:p text:style-name="P30">Ejercicio <text:span text:style-name="T14">2<text:tab/><text:tab/><text:tab/><text:tab/><text:tab/><text:tab/><text:tab/><text:tab/><text:tab/><text:tab/><text:tab/><text:tab/><text:tab/><text:tab/>2 p</text:span></text:p>
      <text:p text:style-name="P18">¿Cuáles son los factores que influyen en la inductacia de un inductor?</text:p>
      <text:p text:style-name="P18"/>
      <text:p text:style-name="P16">¿Cómo influyen estos factores en la inductancia?</text:p>
      <text:p text:style-name="P16"><draw:g text:anchor-type="paragraph" draw:z-index="9" draw:style-name="gr10"><draw:frame draw:style-name="gr38" draw:text-style-name="P37" svg:width="3.415in" svg:height="0.1925in" svg:x="0.0252in" svg:y="0.1862in"><draw:text-box><text:p text:style-name="P36"><text:span text:style-name="T23">Factores que al aumentar, aumentan la inductancia:</text:span></text:p></draw:text-box></draw:frame><draw:frame draw:style-name="gr16" draw:text-style-name="P37" svg:width="0.0614in" svg:height="0.2059in" svg:x="0.2752in" svg:y="0.3933in"><draw:text-box><text:p text:style-name="P36"><text:span text:style-name="T22">•</text:span></text:p></draw:text-box></draw:frame><draw:frame draw:style-name="gr39" draw:text-style-name="P37" svg:width="1.9315in" svg:height="0.1925in" svg:x="0.5252in" svg:y="0.378in"><draw:text-box><text:p text:style-name="P36"><text:span text:style-name="T23">Número de espiras o vueltas.</text:span></text:p></draw:text-box></draw:frame><draw:frame draw:style-name="gr16" draw:text-style-name="P37" svg:width="0.0614in" svg:height="0.2059in" svg:x="0.2752in" svg:y="0.6016in"><draw:text-box><text:p text:style-name="P36"><text:span text:style-name="T22">•</text:span></text:p></draw:text-box></draw:frame><draw:frame draw:style-name="gr40" draw:text-style-name="P37" svg:width="2.4634in" svg:height="0.1925in" svg:x="0.5252in" svg:y="0.5862in"><draw:text-box><text:p text:style-name="P36"><text:span text:style-name="T23">Permeabilidad magnética del núcleo.</text:span></text:p></draw:text-box></draw:frame><draw:frame draw:style-name="gr16" draw:text-style-name="P37" svg:width="0.0614in" svg:height="0.2059in" svg:x="0.2752in" svg:y="0.8083in"><draw:text-box><text:p text:style-name="P36"><text:span text:style-name="T22">•</text:span></text:p></draw:text-box></draw:frame><draw:frame draw:style-name="gr41" draw:text-style-name="P37" svg:width="1.1398in" svg:height="0.1925in" svg:x="0.5252in" svg:y="0.7933in"><draw:text-box><text:p text:style-name="P36"><text:span text:style-name="T23">Área del núcleo. </text:span></text:p></draw:text-box></draw:frame><draw:frame draw:style-name="gr42" draw:text-style-name="P37" svg:width="3.2594in" svg:height="0.1925in" svg:x="0.0252in" svg:y="1.1933in"><draw:text-box><text:p text:style-name="P36"><text:span text:style-name="T23">Factores que al aumentar reducen la inductancia:</text:span></text:p></draw:text-box></draw:frame><draw:frame draw:style-name="gr16" draw:text-style-name="P37" svg:width="0.0614in" svg:height="0.2059in" svg:x="0.2752in" svg:y="1.4in"><draw:text-box><text:p text:style-name="P36"><text:span text:style-name="T22">•</text:span></text:p></draw:text-box></draw:frame><draw:frame draw:style-name="gr43" draw:text-style-name="P37" svg:width="1.5106in" svg:height="0.1925in" svg:x="0.5252in" svg:y="1.3846in"><draw:text-box><text:p text:style-name="P36"><text:span text:style-name="T23">Longitud de la bobina.</text:span></text:p></draw:text-box></draw:frame></draw:g></text:p>
      <text:p text:style-name="P20"/>
      <text:p text:style-name="P20"/>
      <text:p text:style-name="P20"/>
      <text:p text:style-name="P20"/>
      <text:p text:style-name="P31"><text:span text:style-name="T11">Ejercicio </text:span><text:span text:style-name="T12">3<text:tab/><text:tab/><text:tab/><text:tab/><text:tab/><text:tab/><text:tab/><text:tab/><text:tab/><text:tab/><text:tab/><text:tab/><text:tab/><text:tab/></text:span><text:span text:style-name="T13">2 P</text:span></text:p>
      <text:p text:style-name="P18">Calcula la inductancia equivalente del cir<text:span text:style-name="T16">c</text:span>uito mostrado en el esquema.</text:p>
      <text:p text:style-name="P18"><draw:frame draw:style-name="fr1" draw:name="Object10" text:anchor-type="as-char" svg:y="-0.1484in" svg:width="1.5035in" svg:height="0.2098in" draw:z-index="6"><draw:object xlink:href="./Object 10" xlink:type="simple" xlink:show="embed" xlink:actuate="onLoad"/><draw:image xlink:href="./ObjectReplacements/Object 10" xlink:type="simple" xlink:show="embed" xlink:actuate="onLoad"/><svg:desc>formula</svg:desc></draw:frame></text:p>
      <text:p text:style-name="P18"/>
      <text:p text:style-name="P18"><draw:g text:anchor-type="paragraph" draw:z-index="7" draw:style-name="gr4"><draw:line draw:style-name="gr5" draw:text-style-name="P34" svg:x1="4.0953in" svg:y1="1.4701in" svg:x2="4.7453in" svg:y2="1.4701in"><text:p/></draw:line><draw:line draw:style-name="gr5" draw:text-style-name="P34" svg:x1="1.5748in" svg:y1="1.6567in" svg:x2="1.5748in" svg:y2="0.4067in"><text:p/></draw:line><draw:g draw:style-name="gr6"><draw:g draw:style-name="gr6"><draw:custom-shape draw:style-name="gr7" draw:text-style-name="P34" svg:width="0.1504in" svg:height="0.1504in" svg:x="2.2134in" svg:y="0.3228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2.2154in" svg:y1="0.3992in" svg:x2="2.361in" svg:y2="0.3992in"><text:p/></draw:line></draw:g><draw:g draw:style-name="gr6"><draw:custom-shape draw:style-name="gr7" draw:text-style-name="P34" svg:width="0.1512in" svg:height="0.1512in" svg:x="2.3705in" svg:y="0.3228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2.3736in" svg:y1="0.3992in" svg:x2="2.5193in" svg:y2="0.3992in"><text:p/></draw:line></draw:g><draw:g draw:style-name="gr6"><draw:custom-shape draw:style-name="gr7" draw:text-style-name="P34" svg:width="0.1512in" svg:height="0.1504in" svg:x="2.528in" svg:y="0.3236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2.5299in" svg:y1="0.3992in" svg:x2="2.6756in" svg:y2="0.3992in"><text:p/></draw:line></draw:g><draw:g draw:style-name="gr6"><draw:custom-shape draw:style-name="gr7" draw:text-style-name="P34" svg:width="0.1504in" svg:height="0.1496in" svg:x="2.6854in" svg:y="0.3252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2.6886in" svg:y1="0.3996in" svg:x2="2.8343in" svg:y2="0.3996in"><text:p/></draw:line></draw:g></draw:g><draw:line draw:style-name="gr5" draw:text-style-name="P34" svg:x1="1.5748in" svg:y1="0.4067in" svg:x2="2.2248in" svg:y2="0.4067in"><text:p/></draw:line><draw:line draw:style-name="gr5" draw:text-style-name="P34" svg:x1="2.8354in" svg:y1="0.4067in" svg:x2="3.4854in" svg:y2="0.4067in"><text:p/></draw:line><draw:g draw:style-name="gr6"><draw:g draw:style-name="gr6"><draw:custom-shape draw:style-name="gr7" draw:text-style-name="P34" svg:width="0.1504in" svg:height="0.1496in" svg:x="3.4732in" svg:y="0.3236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3.4748in" svg:y1="0.3992in" svg:x2="3.6205in" svg:y2="0.3992in"><text:p/></draw:line></draw:g><draw:g draw:style-name="gr6"><draw:custom-shape draw:style-name="gr7" draw:text-style-name="P34" svg:width="0.1504in" svg:height="0.1504in" svg:x="3.6307in" svg:y="0.3236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3.6331in" svg:y1="0.3992in" svg:x2="3.7787in" svg:y2="0.3992in"><text:p/></draw:line></draw:g><draw:g draw:style-name="gr6"><draw:custom-shape draw:style-name="gr7" draw:text-style-name="P34" svg:width="0.1512in" svg:height="0.1496in" svg:x="3.7878in" svg:y="0.3244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3.7898in" svg:y1="0.3992in" svg:x2="3.9354in" svg:y2="0.3992in"><text:p/></draw:line></draw:g><draw:g draw:style-name="gr6"><draw:custom-shape draw:style-name="gr7" draw:text-style-name="P34" svg:width="0.1496in" svg:height="0.1504in" svg:x="3.9461in" svg:y="0.3252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3.9476in" svg:y1="0.4in" svg:x2="4.0933in" svg:y2="0.4in"><text:p/></draw:line></draw:g></draw:g><draw:g draw:style-name="gr6"><draw:g draw:style-name="gr6"><draw:custom-shape draw:style-name="gr7" draw:text-style-name="P34" svg:width="0.1504in" svg:height="0.1504in" svg:x="2.2134in" svg:y="1.387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2.2154in" svg:y1="1.4622in" svg:x2="2.361in" svg:y2="1.4622in"><text:p/></draw:line></draw:g><draw:g draw:style-name="gr6"><draw:custom-shape draw:style-name="gr7" draw:text-style-name="P34" svg:width="0.1512in" svg:height="0.1512in" svg:x="2.3705in" svg:y="1.387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2.3736in" svg:y1="1.4622in" svg:x2="2.5193in" svg:y2="1.4622in"><text:p/></draw:line></draw:g><draw:g draw:style-name="gr6"><draw:custom-shape draw:style-name="gr7" draw:text-style-name="P34" svg:width="0.1512in" svg:height="0.1504in" svg:x="2.528in" svg:y="1.3874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2.5299in" svg:y1="1.4622in" svg:x2="2.6756in" svg:y2="1.4622in"><text:p/></draw:line></draw:g><draw:g draw:style-name="gr6"><draw:custom-shape draw:style-name="gr7" draw:text-style-name="P34" svg:width="0.1504in" svg:height="0.1504in" svg:x="2.6854in" svg:y="1.3882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2.6886in" svg:y1="1.4634in" svg:x2="2.8343in" svg:y2="1.4634in"><text:p/></draw:line></draw:g></draw:g><draw:line draw:style-name="gr5" draw:text-style-name="P34" svg:x1="1.5748in" svg:y1="1.4705in" svg:x2="2.2248in" svg:y2="1.4705in"><text:p/></draw:line><draw:line draw:style-name="gr5" draw:text-style-name="P34" svg:x1="2.8354in" svg:y1="1.4705in" svg:x2="3.4854in" svg:y2="1.4705in"><text:p/></draw:line><draw:g draw:style-name="gr6"><draw:g draw:style-name="gr6"><draw:custom-shape draw:style-name="gr7" draw:text-style-name="P34" svg:width="0.1504in" svg:height="0.1496in" svg:x="3.4732in" svg:y="1.3874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3.4748in" svg:y1="1.4626in" svg:x2="3.6205in" svg:y2="1.4626in"><text:p/></draw:line></draw:g><draw:g draw:style-name="gr6"><draw:custom-shape draw:style-name="gr7" draw:text-style-name="P34" svg:width="0.1504in" svg:height="0.1504in" svg:x="3.6307in" svg:y="1.3874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3.6331in" svg:y1="1.4626in" svg:x2="3.7787in" svg:y2="1.4626in"><text:p/></draw:line></draw:g><draw:g draw:style-name="gr6"><draw:custom-shape draw:style-name="gr7" draw:text-style-name="P34" svg:width="0.1512in" svg:height="0.1496in" svg:x="3.7878in" svg:y="1.3882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3.7898in" svg:y1="1.4626in" svg:x2="3.9354in" svg:y2="1.4626in"><text:p/></draw:line></draw:g><draw:g draw:style-name="gr6"><draw:custom-shape draw:style-name="gr7" draw:text-style-name="P34" svg:width="0.1496in" svg:height="0.1496in" svg:x="3.9461in" svg:y="1.389in"><text:p/><draw:enhanced-geometry draw:glue-point-type="segments" draw:type="mso-spt100" draw:modifiers="1.33221985386964 -179.4722134797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8" draw:text-style-name="P34" svg:x1="3.9476in" svg:y1="1.4646in" svg:x2="4.0933in" svg:y2="1.4646in"><text:p/></draw:line></draw:g></draw:g><draw:line draw:style-name="gr5" draw:text-style-name="P34" svg:x1="4.0949in" svg:y1="0.4067in" svg:x2="4.7449in" svg:y2="0.4067in"><text:p/></draw:line><draw:line draw:style-name="gr5" draw:text-style-name="P34" svg:x1="4.765in" svg:y1="1.6571in" svg:x2="4.765in" svg:y2="0.4071in"><text:p/></draw:line><draw:frame draw:style-name="gr9" draw:text-style-name="P35" svg:width="0.2315in" svg:height="0.2098in" svg:x="2.4307in" svg:y="0.0008in"><draw:image xlink:href="Pictures/200000160000024E00000214DCA59336.svm" xlink:type="simple" xlink:show="embed" xlink:actuate="onLoad"><text:p/></draw:image></draw:frame><draw:frame draw:style-name="gr9" draw:text-style-name="P35" svg:width="0.2323in" svg:height="0.2098in" svg:x="3.6114in" svg:y="0.0008in"><draw:image xlink:href="Pictures/200000160000024F00000214DD6FF335.svm" xlink:type="simple" xlink:show="embed" xlink:actuate="onLoad"><text:p/></draw:image></draw:frame><draw:frame draw:style-name="gr9" draw:text-style-name="P35" svg:width="0.2315in" svg:height="0.2098in" svg:x="2.4307in" svg:y="1.1028in"><draw:image xlink:href="Pictures/2000001600000251000002144D9C1061.svm" xlink:type="simple" xlink:show="embed" xlink:actuate="onLoad"><text:p/></draw:image></draw:frame><draw:frame draw:style-name="gr9" draw:text-style-name="P35" svg:width="0.2362in" svg:height="0.2098in" svg:x="3.6508in" svg:y="1.1028in"><draw:image xlink:href="Pictures/200000160000025E00000214AB1973D9.svm" xlink:type="simple" xlink:show="embed" xlink:actuate="onLoad"><text:p/></draw:image></draw:frame></draw:g></text:p>
      <text:p text:style-name="P18"/>
      <text:p text:style-name="P18"/>
      <text:p text:style-name="P18"/>
      <text:p text:style-name="P18"/>
      <text:p text:style-name="P18"/>
      <text:p text:style-name="P18"/>
      <text:p text:style-name="P18"/>
      <text:p text:style-name="P19"/>
      <text:p text:style-name="P19"/>
      <text:p text:style-name="P19"><draw:g text:anchor-type="paragraph" draw:z-index="10" draw:style-name="gr10"><draw:frame draw:style-name="gr44" draw:text-style-name="P37" svg:width="4.3657in" svg:height="0.1925in" svg:x="0.0228in" svg:y="0in"><draw:text-box><text:p text:style-name="P36"><text:span text:style-name="T23">Cálculo de la inductancia para la conexión en serie de inductores.</text:span></text:p></draw:text-box></draw:frame><draw:polygon draw:style-name="gr17" svg:width="0.2197in" svg:height="0.0083in" svg:x="0.152in" svg:y="0.5724in" svg:viewBox="0 0 559 22" draw:points="0,22 559,22 559,0 0,0"><text:p/></draw:polygon><draw:frame draw:style-name="gr16" draw:text-style-name="P37" svg:width="0.085in" svg:height="0.1925in" svg:x="0.2146in" svg:y="0.372in"><draw:text-box><text:p text:style-name="P36"><text:span text:style-name="T23">1</text:span></text:p></draw:text-box></draw:frame><draw:frame draw:style-name="gr16" draw:text-style-name="P37" svg:width="0.0949in" svg:height="0.1925in" svg:x="0.1618in" svg:y="0.589in"><draw:text-box><text:p text:style-name="P36"><text:span text:style-name="T21">L</text:span></text:p></draw:text-box></draw:frame><draw:frame draw:style-name="gr45" draw:text-style-name="P37" svg:width="0.1016in" svg:height="0.1157in" svg:x="0.2547in" svg:y="0.6791in"><draw:text-box><text:p text:style-name="P36"><text:span text:style-name="T25">12</text:span></text:p></draw:text-box></draw:frame><draw:frame draw:style-name="gr16" draw:text-style-name="P37" svg:width="0.1343in" svg:height="0.2059in" svg:x="0.3783in" svg:y="0.4902in"><draw:text-box><text:p text:style-name="P36"><text:span text:style-name="T22">=</text:span></text:p></draw:text-box></draw:frame><draw:polygon draw:style-name="gr17" svg:width="0.1697in" svg:height="0.0083in" svg:x="0.5228in" svg:y="0.5724in" svg:viewBox="0 0 432 22" draw:points="0,22 432,22 432,0 0,0"><text:p/></draw:polygon><draw:frame draw:style-name="gr16" draw:text-style-name="P37" svg:width="0.085in" svg:height="0.1925in" svg:x="0.5646in" svg:y="0.372in"><draw:text-box><text:p text:style-name="P36"><text:span text:style-name="T23">1</text:span></text:p></draw:text-box></draw:frame><draw:frame draw:style-name="gr16" draw:text-style-name="P37" svg:width="0.0949in" svg:height="0.1925in" svg:x="0.5437in" svg:y="0.589in"><draw:text-box><text:p text:style-name="P36"><text:span text:style-name="T21">L</text:span></text:p></draw:text-box></draw:frame><draw:frame draw:style-name="gr26" draw:text-style-name="P37" svg:width="0.0516in" svg:height="0.1157in" svg:x="0.6366in" svg:y="0.6791in"><draw:text-box><text:p text:style-name="P36"><text:span text:style-name="T25">1</text:span></text:p></draw:text-box></draw:frame><draw:frame draw:style-name="gr16" draw:text-style-name="P37" svg:width="0.0988in" svg:height="0.2059in" svg:x="0.7091in" svg:y="0.4902in"><draw:text-box><text:p text:style-name="P36"><text:span text:style-name="T22">+</text:span></text:p></draw:text-box></draw:frame><draw:polygon draw:style-name="gr22" svg:width="0.1709in" svg:height="0.0083in" svg:x="0.8228in" svg:y="0.5724in" svg:viewBox="0 0 435 22" draw:points="0,22 435,22 435,0 0,0"><text:p/></draw:polygon><draw:polygon draw:style-name="gr23" svg:width="0.1709in" svg:height="0.0083in" svg:x="0.8228in" svg:y="0.5724in" svg:viewBox="0 0 435 22" draw:points="0,22 435,22 435,0 0,0"><text:p/></draw:polygon><draw:frame draw:style-name="gr16" draw:text-style-name="P37" svg:width="0.085in" svg:height="0.1925in" svg:x="0.863in" svg:y="0.372in"><draw:text-box><text:p text:style-name="P36"><text:span text:style-name="T23">1</text:span></text:p></draw:text-box></draw:frame><draw:frame draw:style-name="gr16" draw:text-style-name="P37" svg:width="0.0949in" svg:height="0.1925in" svg:x="0.8421in" svg:y="0.589in"><draw:text-box><text:p text:style-name="P36"><text:span text:style-name="T21">L</text:span></text:p></draw:text-box></draw:frame><draw:frame draw:style-name="gr26" draw:text-style-name="P37" svg:width="0.0516in" svg:height="0.1157in" svg:x="0.9354in" svg:y="0.6791in"><draw:text-box><text:p text:style-name="P36"><text:span text:style-name="T25">2</text:span></text:p></draw:text-box></draw:frame><draw:frame draw:style-name="gr16" draw:text-style-name="P37" svg:width="0.1343in" svg:height="0.2059in" svg:x="1.0075in" svg:y="0.4902in"><draw:text-box><text:p text:style-name="P36"><text:span text:style-name="T22">=</text:span></text:p></draw:text-box></draw:frame><draw:frame draw:style-name="gr16" draw:text-style-name="P37" svg:width="0.085in" svg:height="0.1925in" svg:x="1.1421in" svg:y="0.4752in"><draw:text-box><text:p text:style-name="P36"><text:span text:style-name="T23">2</text:span></text:p></draw:text-box></draw:frame><draw:polygon draw:style-name="gr22" svg:width="0.1626in" svg:height="0.0083in" svg:x="1.2547in" svg:y="0.5724in" svg:viewBox="0 0 414 22" draw:points="0,22 414,22 414,0 0,0"><text:p/></draw:polygon><draw:polygon draw:style-name="gr23" svg:width="0.1626in" svg:height="0.0083in" svg:x="1.2547in" svg:y="0.5724in" svg:viewBox="0 0 414 22" draw:points="0,22 414,22 414,0 0,0"><text:p/></draw:polygon><draw:frame draw:style-name="gr16" draw:text-style-name="P37" svg:width="0.085in" svg:height="0.1925in" svg:x="1.2854in" svg:y="0.372in"><draw:text-box><text:p text:style-name="P36"><text:span text:style-name="T23">1</text:span></text:p></draw:text-box></draw:frame><draw:frame draw:style-name="gr16" draw:text-style-name="P37" svg:width="0.1217in" svg:height="0.1925in" svg:x="1.2657in" svg:y="0.589in"><draw:text-box><text:p text:style-name="P36"><text:span text:style-name="T21">H</text:span></text:p></draw:text-box></draw:frame><draw:frame draw:style-name="gr16" draw:text-style-name="P37" svg:width="0.1685in" svg:height="0.1925in" svg:x="1.5421in" svg:y="0.472in"><draw:text-box><text:p text:style-name="P36"><text:span text:style-name="T23">→</text:span></text:p></draw:text-box></draw:frame><draw:frame draw:style-name="gr16" draw:text-style-name="P37" svg:width="0.0949in" svg:height="0.1925in" svg:x="1.8382in" svg:y="0.4681in"><draw:text-box><text:p text:style-name="P36"><text:span text:style-name="T21">L</text:span></text:p></draw:text-box></draw:frame><draw:frame draw:style-name="gr45" draw:text-style-name="P37" svg:width="0.1016in" svg:height="0.1157in" svg:x="1.9311in" svg:y="0.5681in"><draw:text-box><text:p text:style-name="P36"><text:span text:style-name="T25">12</text:span></text:p></draw:text-box></draw:frame><draw:frame draw:style-name="gr16" draw:text-style-name="P37" svg:width="0.1343in" svg:height="0.2059in" svg:x="2.0339in" svg:y="0.4835in"><draw:text-box><text:p text:style-name="P36"><text:span text:style-name="T22">=</text:span></text:p></draw:text-box></draw:frame><draw:frame draw:style-name="gr46" draw:text-style-name="P37" svg:width="0.3303in" svg:height="0.1925in" svg:x="2.1685in" svg:y="0.4681in"><draw:text-box><text:p text:style-name="P36"><text:span text:style-name="T23">0,5</text:span><text:span text:style-name="T21">H</text:span></text:p></draw:text-box></draw:frame><draw:frame draw:style-name="gr16" draw:text-style-name="P37" svg:width="0.1685in" svg:height="0.1925in" svg:x="2.6646in" svg:y="0.472in"><draw:text-box><text:p text:style-name="P36"><text:span text:style-name="T23">→</text:span></text:p></draw:text-box></draw:frame><draw:frame draw:style-name="gr16" draw:text-style-name="P37" svg:width="0.0949in" svg:height="0.1925in" svg:x="2.9602in" svg:y="0.4681in"><draw:text-box><text:p text:style-name="P36"><text:span text:style-name="T21">L</text:span></text:p></draw:text-box></draw:frame><draw:frame draw:style-name="gr47" draw:text-style-name="P37" svg:width="0.1016in" svg:height="0.1157in" svg:x="3.0535in" svg:y="0.5681in"><draw:text-box><text:p text:style-name="P36"><text:span text:style-name="T25">34</text:span></text:p></draw:text-box></draw:frame><draw:frame draw:style-name="gr16" draw:text-style-name="P37" svg:width="0.1343in" svg:height="0.2059in" svg:x="3.1563in" svg:y="0.4835in"><draw:text-box><text:p text:style-name="P36"><text:span text:style-name="T22">=</text:span></text:p></draw:text-box></draw:frame><draw:frame draw:style-name="gr46" draw:text-style-name="P37" svg:width="0.3303in" svg:height="0.1925in" svg:x="3.3008in" svg:y="0.4681in"><draw:text-box><text:p text:style-name="P36"><text:span text:style-name="T23">0,5</text:span><text:span text:style-name="T21">H</text:span></text:p></draw:text-box></draw:frame><draw:frame draw:style-name="gr48" draw:text-style-name="P37" svg:width="4.587in" svg:height="0.1925in" svg:x="0.0228in" svg:y="3.1016in"><draw:text-box><text:p text:style-name="P36"><text:span text:style-name="T23">Cálculo de la inductancia para la conexión en paralelo de inductores.</text:span></text:p></draw:text-box></draw:frame><draw:frame draw:style-name="gr16" draw:text-style-name="P37" svg:width="0.0949in" svg:height="0.1925in" svg:x="0.152in" svg:y="3.4736in"><draw:text-box><text:p text:style-name="P36"><text:span text:style-name="T21">L</text:span></text:p></draw:text-box></draw:frame><draw:frame draw:style-name="gr49" draw:text-style-name="P37" svg:width="0.2016in" svg:height="0.1157in" svg:x="0.2449in" svg:y="3.5736in"><draw:text-box><text:p text:style-name="P36"><text:span text:style-name="T25">1234</text:span></text:p></draw:text-box></draw:frame><draw:frame draw:style-name="gr16" draw:text-style-name="P37" svg:width="0.1343in" svg:height="0.2059in" svg:x="0.4508in" svg:y="3.489in"><draw:text-box><text:p text:style-name="P36"><text:span text:style-name="T22">=</text:span></text:p></draw:text-box></draw:frame><draw:frame draw:style-name="gr16" draw:text-style-name="P37" svg:width="0.0949in" svg:height="0.1925in" svg:x="0.5949in" svg:y="3.4736in"><draw:text-box><text:p text:style-name="P36"><text:span text:style-name="T21">L</text:span></text:p></draw:text-box></draw:frame><draw:frame draw:style-name="gr45" draw:text-style-name="P37" svg:width="0.1016in" svg:height="0.1157in" svg:x="0.6882in" svg:y="3.5736in"><draw:text-box><text:p text:style-name="P36"><text:span text:style-name="T25">12</text:span></text:p></draw:text-box></draw:frame><draw:frame draw:style-name="gr16" draw:text-style-name="P37" svg:width="0.0988in" svg:height="0.2059in" svg:x="0.802in" svg:y="3.489in"><draw:text-box><text:p text:style-name="P36"><text:span text:style-name="T22">+</text:span></text:p></draw:text-box></draw:frame><draw:frame draw:style-name="gr16" draw:text-style-name="P37" svg:width="0.0949in" svg:height="0.1925in" svg:x="0.9146in" svg:y="3.4736in"><draw:text-box><text:p text:style-name="P36"><text:span text:style-name="T21">L</text:span></text:p></draw:text-box></draw:frame><draw:frame draw:style-name="gr45" draw:text-style-name="P37" svg:width="0.1016in" svg:height="0.1157in" svg:x="1.0075in" svg:y="3.5736in"><draw:text-box><text:p text:style-name="P36"><text:span text:style-name="T25">34</text:span></text:p></draw:text-box></draw:frame><draw:frame draw:style-name="gr16" draw:text-style-name="P37" svg:width="0.1343in" svg:height="0.2059in" svg:x="1.1102in" svg:y="3.489in"><draw:text-box><text:p text:style-name="P36"><text:span text:style-name="T22">=</text:span></text:p></draw:text-box></draw:frame><draw:frame draw:style-name="gr36" draw:text-style-name="P37" svg:width="0.2051in" svg:height="0.1925in" svg:x="1.2449in" svg:y="3.4736in"><draw:text-box><text:p text:style-name="P36"><text:span text:style-name="T23">1</text:span><text:span text:style-name="T21">H</text:span></text:p></draw:text-box></draw:frame><draw:line draw:style-name="gr50" svg:x1="1.9909in" svg:y1="2.5874in" svg:x2="1.9909in" svg:y2="1.3374in"><text:p/></draw:line><draw:polygon draw:style-name="gr50" svg:width="0.15in" svg:height="0.0764in" svg:x="2.6283in" svg:y="1.2543in" svg:viewBox="0 0 382 195" draw:points="0,188 0,181 4,170 4,159 4,149 7,142 11,131 14,124 18,114 22,107 25,96 32,89 36,82 43,75 46,64 53,57 60,54 67,47 74,40 81,31 92,28 99,24 106,17 117,14 124,10 134,7 145,7 152,3 163,0 170,0 180,0 192,0 202,0 209,0 220,0 231,3 238,3 248,7 255,10 266,14 273,17 284,21 291,28 301,31 308,40 315,43 322,50 329,57 336,64 340,71 347,78 354,85 358,96 361,103 365,114 372,121 372,131 375,138 379,149 379,156 382,167 382,177 382,188 382,195 192,191"><text:p/></draw:polygon><draw:polygon draw:style-name="gr50" svg:width="0in" svg:height="0in" svg:x="2.6283in" svg:y="1.2543in" svg:viewBox="0 0 0 0" draw:points="0,0"><text:p/></draw:polygon><draw:polygon draw:style-name="gr50" svg:width="0in" svg:height="0in" svg:x="2.7799in" svg:y="1.4043in" svg:viewBox="0 0 0 0" draw:points="0,0"><text:p/></draw:polygon><draw:line draw:style-name="gr51" svg:x1="2.6299in" svg:y1="1.3291in" svg:x2="2.7756in" svg:y2="1.3291in"><text:p/></draw:line><draw:polygon draw:style-name="gr50" svg:width="0.1516in" svg:height="0.078in" svg:x="2.7854in" svg:y="1.2528in" svg:viewBox="0 0 386 199" draw:points="0,192 0,181 0,171 4,163 4,153 7,142 7,135 11,125 14,118 21,107 25,100 28,89 35,81 39,74 46,67 53,60 60,53 67,46 74,43 81,35 92,28 99,25 106,21 116,18 123,14 134,11 141,7 152,4 162,4 169,4 180,0 190,0 201,0 208,0 219,4 229,4 236,7 247,11 258,11 265,14 276,18 283,25 290,28 301,35 308,39 315,46 322,53 329,57 336,64 343,71 347,81 354,89 357,96 364,107 368,114 371,125 375,132 378,142 378,149 382,160 382,171 386,178 386,188 386,199 190,195"><text:p/></draw:polygon><draw:polygon draw:style-name="gr50" svg:width="0in" svg:height="0in" svg:x="2.7854in" svg:y="1.2528in" svg:viewBox="0 0 0 0" draw:points="0,0"><text:p/></draw:polygon><draw:polygon draw:style-name="gr50" svg:width="0in" svg:height="0in" svg:x="2.937in" svg:y="1.4043in" svg:viewBox="0 0 0 0" draw:points="0,0"><text:p/></draw:polygon><draw:line draw:style-name="gr51" svg:x1="2.7882in" svg:y1="1.3291in" svg:x2="2.9339in" svg:y2="1.3291in"><text:p/></draw:line><draw:polygon draw:style-name="gr50" svg:width="0.1512in" svg:height="0.0776in" svg:x="2.9421in" svg:y="1.2543in" svg:viewBox="0 0 385 198" draw:points="0,191 0,181 3,170 3,163 3,152 7,142 10,135 14,124 17,117 21,107 24,100 31,92 35,81 42,74 45,67 53,60 60,53 67,46 74,42 84,35 91,28 98,24 109,21 116,17 127,14 134,10 144,7 155,3 162,3 172,3 183,0 190,0 201,0 211,0 222,3 229,3 240,7 250,10 258,10 269,14 276,21 286,24 293,28 300,35 311,39 318,46 325,53 332,56 339,63 343,74 350,81 357,89 360,96 364,107 368,114 371,124 375,131 378,142 382,149 382,159 385,170 385,177 385,188 385,198 194,191"><text:p/></draw:polygon><draw:polygon draw:style-name="gr50" svg:width="0in" svg:height="0in" svg:x="2.9421in" svg:y="1.2543in" svg:viewBox="0 0 0 0" draw:points="0,0"><text:p/></draw:polygon><draw:polygon draw:style-name="gr50" svg:width="0in" svg:height="0in" svg:x="3.0937in" svg:y="1.4055in" svg:viewBox="0 0 0 0" draw:points="0,0"><text:p/></draw:polygon><draw:line draw:style-name="gr51" svg:x1="2.9449in" svg:y1="1.3291in" svg:x2="3.0906in" svg:y2="1.3291in"><text:p/></draw:line><draw:polygon draw:style-name="gr50" svg:width="0.15in" svg:height="0.0764in" svg:x="3.1008in" svg:y="1.2555in" svg:viewBox="0 0 382 195" draw:points="0,188 0,181 3,171 3,160 3,153 7,142 10,132 14,125 17,114 21,107 24,97 28,89 35,82 42,75 46,68 53,61 60,54 67,47 74,40 81,37 92,28 99,25 106,18 116,14 123,11 135,7 142,7 152,4 163,0 170,0 181,0 191,0 198,0 209,0 220,0 227,4 237,4 248,7 255,11 265,14 272,18 283,21 290,25 297,33 304,37 315,44 322,51 329,58 332,65 339,72 347,79 350,86 357,93 361,104 364,111 368,121 371,128 375,139 378,146 378,156 382,167 382,174 382,185 382,195 191,192"><text:p/></draw:polygon><draw:polygon draw:style-name="gr50" svg:width="0in" svg:height="0in" svg:x="3.1008in" svg:y="1.2555in" svg:viewBox="0 0 0 0" draw:points="0,0"><text:p/></draw:polygon><draw:polygon draw:style-name="gr50" svg:width="0in" svg:height="0in" svg:x="3.252in" svg:y="1.4055in" svg:viewBox="0 0 0 0" draw:points="0,0"><text:p/></draw:polygon><draw:line draw:style-name="gr51" svg:x1="3.1035in" svg:y1="1.3307in" svg:x2="3.2492in" svg:y2="1.3307in"><text:p/></draw:line><draw:line draw:style-name="gr50" svg:x1="1.9909in" svg:y1="1.3374in" svg:x2="2.6409in" svg:y2="1.3374in"><text:p/></draw:line><draw:line draw:style-name="gr50" svg:x1="3.2508in" svg:y1="1.3374in" svg:x2="3.9008in" svg:y2="1.3374in"><text:p/></draw:line><draw:polygon draw:style-name="gr50" svg:width="0.15in" svg:height="0.0764in" svg:x="2.6283in" svg:y="2.3181in" svg:viewBox="0 0 382 195" draw:points="0,188 0,181 4,170 4,160 4,149 7,142 11,132 14,124 18,114 22,107 25,96 32,89 36,82 43,75 46,65 53,57 60,54 67,46 74,39 81,32 92,28 99,25 106,18 117,14 124,11 134,7 145,7 152,4 163,0 170,0 180,0 192,0 202,0 209,0 220,0 231,4 238,4 248,7 255,11 266,14 273,18 284,21 291,28 301,32 308,39 315,42 322,50 329,57 336,65 340,72 347,79 354,86 358,96 361,103 365,114 372,121 372,132 375,139 379,149 379,156 382,167 382,177 382,188 382,195 192,192"><text:p/></draw:polygon><draw:polygon draw:style-name="gr50" svg:width="0in" svg:height="0in" svg:x="2.6283in" svg:y="2.3181in" svg:viewBox="0 0 0 0" draw:points="0,0"><text:p/></draw:polygon><draw:polygon draw:style-name="gr50" svg:width="0in" svg:height="0in" svg:x="2.7799in" svg:y="2.4681in" svg:viewBox="0 0 0 0" draw:points="0,0"><text:p/></draw:polygon><draw:line draw:style-name="gr51" svg:x1="2.6299in" svg:y1="2.3933in" svg:x2="2.7756in" svg:y2="2.3933in"><text:p/></draw:line><draw:polygon draw:style-name="gr50" svg:width="0.1516in" svg:height="0.078in" svg:x="2.7854in" svg:y="2.3165in" svg:viewBox="0 0 386 199" draw:points="0,192 0,181 0,171 4,164 4,153 7,142 7,135 11,124 14,117 21,106 25,99 28,89 35,82 39,75 46,68 53,60 60,53 67,46 74,43 81,36 92,29 99,25 106,22 116,18 123,15 134,11 141,8 152,4 162,4 169,4 180,0 190,0 201,0 208,0 219,4 229,4 236,8 247,11 258,11 265,15 276,18 283,25 290,29 301,36 308,39 315,46 322,53 329,57 336,64 343,71 347,82 354,89 357,96 364,106 368,113 371,124 375,131 378,142 378,150 382,160 382,171 386,178 386,188 386,199 190,196"><text:p/></draw:polygon><draw:polygon draw:style-name="gr50" svg:width="0in" svg:height="0in" svg:x="2.7854in" svg:y="2.3165in" svg:viewBox="0 0 0 0" draw:points="0,0"><text:p/></draw:polygon><draw:polygon draw:style-name="gr50" svg:width="0in" svg:height="0in" svg:x="2.937in" svg:y="2.4681in" svg:viewBox="0 0 0 0" draw:points="0,0"><text:p/></draw:polygon><draw:line draw:style-name="gr51" svg:x1="2.7882in" svg:y1="2.3933in" svg:x2="2.9339in" svg:y2="2.3933in"><text:p/></draw:line><draw:polygon draw:style-name="gr50" svg:width="0.1512in" svg:height="0.078in" svg:x="2.9421in" svg:y="2.3181in" svg:viewBox="0 0 385 199" draw:points="0,192 0,181 3,170 3,163 3,153 7,142 10,134 14,123 17,116 21,106 24,99 31,92 35,81 42,74 45,67 53,60 60,53 67,46 74,42 84,35 91,28 98,25 109,21 116,18 127,14 134,11 144,7 155,4 162,4 172,4 183,0 190,0 201,0 211,0 222,4 229,4 240,7 250,11 258,11 269,14 276,21 286,25 293,28 300,35 311,39 318,46 325,53 332,56 339,64 343,74 350,81 357,88 360,95 364,106 368,113 371,123 375,131 378,142 382,149 382,160 385,170 385,177 385,188 385,199 194,192"><text:p/></draw:polygon><draw:polygon draw:style-name="gr50" svg:width="0in" svg:height="0in" svg:x="2.9421in" svg:y="2.3181in" svg:viewBox="0 0 0 0" draw:points="0,0"><text:p/></draw:polygon><draw:polygon draw:style-name="gr50" svg:width="0in" svg:height="0in" svg:x="3.0937in" svg:y="2.4697in" svg:viewBox="0 0 0 0" draw:points="0,0"><text:p/></draw:polygon><draw:line draw:style-name="gr51" svg:x1="2.9449in" svg:y1="2.3933in" svg:x2="3.0906in" svg:y2="2.3933in"><text:p/></draw:line><draw:polygon draw:style-name="gr50" svg:width="0.15in" svg:height="0.0764in" svg:x="3.1008in" svg:y="2.3197in" svg:viewBox="0 0 382 195" draw:points="0,188 0,180 3,170 3,159 3,149 7,142 10,131 14,124 17,113 21,106 24,96 32,89 35,82 42,75 46,64 53,57 60,53 67,46 74,38 81,31 92,28 99,24 106,17 116,14 123,10 135,7 145,7 152,3 163,0 170,0 181,0 191,0 202,0 209,0 220,0 230,3 237,3 248,7 255,10 265,14 272,17 283,21 290,28 301,31 308,38 315,42 322,50 329,57 336,64 339,71 347,78 354,85 357,96 361,103 364,113 371,120 371,131 375,138 378,149 378,156 382,166 382,177 382,188 382,195 191,191"><text:p/></draw:polygon><draw:polygon draw:style-name="gr50" svg:width="0in" svg:height="0in" svg:x="3.1008in" svg:y="2.3197in" svg:viewBox="0 0 0 0" draw:points="0,0"><text:p/></draw:polygon><draw:polygon draw:style-name="gr50" svg:width="0in" svg:height="0in" svg:x="3.252in" svg:y="2.4697in" svg:viewBox="0 0 0 0" draw:points="0,0"><text:p/></draw:polygon><draw:line draw:style-name="gr51" svg:x1="3.1035in" svg:y1="2.3945in" svg:x2="3.2492in" svg:y2="2.3945in"><text:p/></draw:line><draw:line draw:style-name="gr50" svg:x1="1.9909in" svg:y1="2.4016in" svg:x2="2.6409in" svg:y2="2.4016in"><text:p/></draw:line><draw:line draw:style-name="gr50" svg:x1="3.2508in" svg:y1="2.4016in" svg:x2="3.9008in" svg:y2="2.4016in"><text:p/></draw:line><draw:line draw:style-name="gr50" svg:x1="3.9201in" svg:y1="2.5874in" svg:x2="3.9201in" svg:y2="1.3374in"><text:p/></draw:line><draw:frame draw:style-name="gr16" draw:text-style-name="P37" svg:width="0.0949in" svg:height="0.1925in" svg:x="2.898in" svg:y="0.928in"><draw:text-box><text:p text:style-name="P36"><text:span text:style-name="T21">L</text:span></text:p></draw:text-box></draw:frame><draw:frame draw:style-name="gr52" draw:text-style-name="P37" svg:width="0.1016in" svg:height="0.1157in" svg:x="2.9894in" svg:y="1.0291in"><draw:text-box><text:p text:style-name="P36"><text:span text:style-name="T25">12</text:span></text:p></draw:text-box></draw:frame><draw:frame draw:style-name="gr16" draw:text-style-name="P37" svg:width="0.0949in" svg:height="0.1925in" svg:x="2.898in" svg:y="2.0307in"><draw:text-box><text:p text:style-name="P36"><text:span text:style-name="T21">L</text:span></text:p></draw:text-box></draw:frame><draw:line draw:style-name="gr50" svg:x1="1.6008in" svg:y1="4.7307in" svg:x2="1.6008in" svg:y2="4.278in"><text:p/></draw:line><draw:polygon draw:style-name="gr50" svg:width="0.15in" svg:height="0.0764in" svg:x="2.2354in" svg:y="4.1945in" svg:viewBox="0 0 382 195" draw:points="0,188 0,181 0,170 0,160 4,149 7,142 7,131 11,124 14,113 18,106 25,95 28,88 35,81 39,74 46,64 53,56 60,53 67,46 75,39 82,32 89,28 96,25 107,18 114,14 124,11 132,7 142,7 153,4 160,0 170,0 181,0 188,0 199,0 209,0 216,0 227,4 237,4 244,7 255,11 266,14 273,18 280,21 290,28 297,32 304,39 311,42 318,49 326,56 333,64 340,71 347,78 350,85 357,95 361,102 364,113 368,120 371,131 375,139 375,149 378,156 378,167 382,177 382,188 382,195 191,192"><text:p/></draw:polygon><draw:polygon draw:style-name="gr50" svg:width="0in" svg:height="0in" svg:x="2.2354in" svg:y="4.1945in" svg:viewBox="0 0 0 0" draw:points="0,0"><text:p/></draw:polygon><draw:polygon draw:style-name="gr50" svg:width="0in" svg:height="0in" svg:x="2.3854in" svg:y="4.3445in" svg:viewBox="0 0 0 0" draw:points="0,0"><text:p/></draw:polygon><draw:line draw:style-name="gr51" svg:x1="2.237in" svg:y1="4.2697in" svg:x2="2.3827in" svg:y2="4.2697in"><text:p/></draw:line><draw:polygon draw:style-name="gr50" svg:width="0.1516in" svg:height="0.0776in" svg:x="2.3909in" svg:y="4.1933in" svg:viewBox="0 0 386 198" draw:points="0,191 0,180 4,170 4,163 7,152 7,142 11,135 14,124 18,117 21,106 25,98 32,88 35,81 42,74 49,67 53,59 60,52 67,45 78,42 85,35 92,28 99,24 109,21 117,17 128,14 135,10 146,7 156,3 163,3 174,3 185,0 192,0 202,0 213,0 223,3 230,3 241,7 248,10 259,10 269,14 276,17 287,24 294,28 301,35 308,38 319,45 326,52 333,56 336,63 343,70 350,81 354,88 361,95 364,106 368,113 372,124 375,131 379,142 382,149 382,159 386,170 386,177 386,187 386,198 195,195"><text:p/></draw:polygon><draw:polygon draw:style-name="gr50" svg:width="0in" svg:height="0in" svg:x="2.3909in" svg:y="4.1933in" svg:viewBox="0 0 0 0" draw:points="0,0"><text:p/></draw:polygon><draw:polygon draw:style-name="gr50" svg:width="0in" svg:height="0in" svg:x="2.5421in" svg:y="4.3445in" svg:viewBox="0 0 0 0" draw:points="0,0"><text:p/></draw:polygon><draw:line draw:style-name="gr51" svg:x1="2.3949in" svg:y1="4.2697in" svg:x2="2.5406in" svg:y2="4.2697in"><text:p/></draw:line><draw:polygon draw:style-name="gr50" svg:width="0.1516in" svg:height="0.078in" svg:x="2.5492in" svg:y="4.1945in" svg:viewBox="0 0 386 199" draw:points="0,192 0,181 0,170 0,163 4,153 7,142 7,135 11,125 14,117 18,107 25,99 28,92 36,81 39,74 46,67 53,60 60,53 67,46 74,42 81,35 88,28 99,25 107,21 118,18 125,14 135,11 142,7 153,4 164,4 171,4 181,0 192,0 202,0 209,0 220,4 231,4 238,7 248,11 259,11 266,14 276,21 283,25 294,28 301,35 308,39 315,46 322,53 329,56 336,64 343,74 347,81 354,88 358,95 365,107 368,114 372,125 375,132 379,142 379,149 382,160 382,170 386,177 386,188 386,199 192,192"><text:p/></draw:polygon><draw:polygon draw:style-name="gr50" svg:width="0in" svg:height="0in" svg:x="2.5492in" svg:y="4.1945in" svg:viewBox="0 0 0 0" draw:points="0,0"><text:p/></draw:polygon><draw:polygon draw:style-name="gr50" svg:width="0in" svg:height="0in" svg:x="2.7008in" svg:y="4.3461in" svg:viewBox="0 0 0 0" draw:points="0,0"><text:p/></draw:polygon><draw:line draw:style-name="gr51" svg:x1="2.552in" svg:y1="4.2697in" svg:x2="2.698in" svg:y2="4.2697in"><text:p/></draw:line><draw:polygon draw:style-name="gr50" svg:width="0.15in" svg:height="0.0764in" svg:x="2.7075in" svg:y="4.1961in" svg:viewBox="0 0 382 195" draw:points="0,188 0,180 0,170 0,159 4,152 7,142 7,131 11,123 16,112 19,105 26,95 30,88 33,81 40,74 47,67 54,60 58,52 65,45 76,38 83,35 90,28 97,24 107,17 114,14 125,10 132,7 143,7 150,3 160,0 171,0 178,0 188,0 199,0 210,0 217,0 227,3 238,3 245,7 255,10 262,14 273,17 280,21 287,24 298,31 305,35 312,42 319,49 326,56 333,63 340,70 344,77 351,84 354,91 361,102 365,109 368,120 372,127 375,138 375,145 379,156 379,166 382,173 382,184 382,195 192,191"><text:p/></draw:polygon><draw:polygon draw:style-name="gr50" svg:width="0in" svg:height="0in" svg:x="2.7075in" svg:y="4.1961in" svg:viewBox="0 0 0 0" draw:points="0,0"><text:p/></draw:polygon><draw:polygon draw:style-name="gr50" svg:width="0in" svg:height="0in" svg:x="2.8575in" svg:y="4.3461in" svg:viewBox="0 0 0 0" draw:points="0,0"><text:p/></draw:polygon><draw:line draw:style-name="gr51" svg:x1="2.7091in" svg:y1="4.2709in" svg:x2="2.8547in" svg:y2="4.2709in"><text:p/></draw:line><draw:line draw:style-name="gr50" svg:x1="1.5965in" svg:y1="4.278in" svg:x2="2.2465in" svg:y2="4.278in"><text:p/></draw:line><draw:line draw:style-name="gr50" svg:x1="2.8563in" svg:y1="4.278in" svg:x2="3.5063in" svg:y2="4.278in"><text:p/></draw:line><draw:frame draw:style-name="gr53" draw:text-style-name="P37" svg:width="0.1016in" svg:height="0.1157in" svg:x="2.9894in" svg:y="2.1307in"><draw:text-box><text:p text:style-name="P36"><text:span text:style-name="T25">34</text:span></text:p></draw:text-box></draw:frame><draw:frame draw:style-name="gr16" draw:text-style-name="P37" svg:width="0.0949in" svg:height="0.1925in" svg:x="2.5035in" svg:y="3.8681in"><draw:text-box><text:p text:style-name="P36"><text:span text:style-name="T21">L</text:span></text:p></draw:text-box></draw:frame><draw:line draw:style-name="gr50" svg:x1="3.4894in" svg:y1="4.7307in" svg:x2="3.4894in" svg:y2="4.278in"><text:p/></draw:line><draw:frame draw:style-name="gr49" draw:text-style-name="P37" svg:width="0.2016in" svg:height="0.1157in" svg:x="2.5965in" svg:y="3.9693in"><draw:text-box><text:p text:style-name="P36"><text:span text:style-name="T25">1234</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tyle:font-face style:name="OpenSymbol1" svg:font-family="OpenSymbol"/>
    <style:font-face style:name="Liberation Serif1"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draw:fill="none" fo:padding="0.0591in" fo:border="0.06pt solid #000000">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style:background-transparency="100%" draw:fill="none">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style:background-transparency="100%" draw:fill="none">
        <style:background-image/>
      </style:graphic-properties>
    </style:style>
    <style:style style:name="Formula" style:family="graphic">
      <style:graphic-properties text:anchor-type="as-char" svg:y="0in" fo:margin-left="0.0791in" fo:margin-right="0.0791in" style:vertical-pos="middle" style:vertical-rel="text" fo:background-color="transparent" style:background-transparency="100%" draw:fill="none">
        <style:background-image/>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1861in" fo:margin-left="-0.3938in" fo:margin-top="0in" fo:margin-bottom="0in" table:align="left"/>
    </style:style>
    <style:style style:name="Table2.A" style:family="table-column">
      <style:table-column-properties style:column-width="0.984in"/>
    </style:style>
    <style:style style:name="Table2.B" style:family="table-column">
      <style:table-column-properties style:column-width="3.6215in"/>
    </style:style>
    <style:style style:name="Table2.C" style:family="table-column">
      <style:table-column-properties style:column-width="2.5806in"/>
    </style:style>
    <style:style style:name="Table2.1" style:family="table-row">
      <style:table-row-properties style:min-row-height="0.3833in" fo:keep-together="always"/>
    </style:style>
    <style:style style:name="Table2.A1" style:family="table-cell">
      <style:table-cell-properties style:vertical-align="middle" fo:padding-left="0.075in" fo:padding-right="0.075in" fo:padding-top="0in" fo:padding-bottom="0in" fo:border="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2.2" style:family="table-row">
      <style:table-row-properties fo:keep-together="always"/>
    </style:style>
    <style:style style:name="Table2.B2"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3" style:family="table-row">
      <style:table-row-properties style:min-row-height="0.3701in" fo:keep-together="always"/>
    </style:style>
    <style:style style:name="M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text-position="0% 100%" style:font-name="Tahoma" style:font-name-asian="Tahoma1" style:font-name-complex="Tahoma1"/>
    </style:style>
    <style:style style:name="MP4" style:family="paragraph" style:parent-style-name="Standard">
      <style:text-properties style:text-position="0% 100%" style:font-name="Tahoma" fo:font-size="13pt" style:font-name-asian="Tahoma1" style:font-size-asian="13pt" style:font-name-complex="Tahoma1" style:font-size-complex="13pt"/>
    </style:style>
    <style:style style:name="M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MP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Footer">
      <style:text-properties style:font-name="Liberation Serif" officeooo:rsid="004f790c" officeooo:paragraph-rsid="004f790c"/>
    </style:style>
    <style:style style:name="MT1" style:family="text">
      <style:text-properties style:text-position="0% 100%" style:font-name="Tahoma" fo:font-size="13pt" fo:font-weight="bold" style:font-name-asian="Tahoma1" style:font-size-asian="13pt" style:font-weight-asian="bold" style:font-name-complex="Tahoma1" style:font-size-complex="13pt"/>
    </style:style>
    <style:style style:name="M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MT3" style:family="text">
      <style:text-properties style:text-position="0% 100%" style:font-name="Tahoma" fo:font-size="13pt" style:font-name-asian="Tahoma1" style:font-size-asian="13pt" style:font-name-complex="Tahoma1" style:font-size-complex="13pt"/>
    </style:style>
    <style:style style:name="MT4" style:family="text">
      <style:text-properties style:text-position="0% 100%" style:font-name="Tahoma" fo:font-size="13pt" officeooo:rsid="003a893f" style:font-name-asian="Tahoma1" style:font-size-asian="13pt" style:font-name-complex="Tahoma1" style:font-size-complex="13pt"/>
    </style:style>
    <style:style style:name="MT5" style:family="text">
      <style:text-properties officeooo:rsid="00028145"/>
    </style:style>
    <style:style style:name="MT6" style:family="text">
      <style:text-properties officeooo:rsid="00b83e9c"/>
    </style:style>
    <style:page-layout style:name="Mpm1">
      <style:page-layout-properties fo:page-width="8.2764in" fo:page-height="11.6929in" style:num-format="1" style:print-orientation="portrait" fo:margin-top="0.4917in" fo:margin-bottom="0.7091in" fo:margin-left="0.9846in" fo:margin-right="0.9846in" style:writing-mode="lr-tb" style:layout-grid-color="#c0c0c0" style:layout-grid-lines="26899" style:layout-grid-base-height="0.0693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in" fo:margin-left="0in" fo:margin-right="0in" fo:margin-top="0.1965in"/>
      </style:footer-style>
    </style:page-layout>
    <style:page-layout style:name="Mpm2">
      <style:page-layout-properties fo:page-width="11.6929in" fo:page-height="8.2764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column table:style-name="Table2.C"/>
          <table:table-row table:style-name="Table2.1">
            <table:table-cell table:style-name="Table2.A1" table:number-rows-spanned="3" office:value-type="string">
              <text:p text:style-name="MP2"/>
            </table:table-cell>
            <table:table-cell table:style-name="Table2.B1" office:value-type="string">
              <text:p text:style-name="MP2"><text:span text:style-name="MT1">CIFP</text:span><text:span text:style-name="MT2"> </text:span><text:span text:style-name="MT1">NAUTICOPESQUERA</text:span></text:p>
            </table:table-cell>
            <table:table-cell table:style-name="Table2.A1" office:value-type="string">
              <text:p text:style-name="MP2"><text:span text:style-name="MT3">Curs: 202</text:span><text:span text:style-name="MT4">4</text:span><text:span text:style-name="MT3">-2</text:span><text:span text:style-name="MT4">5</text:span></text:p>
            </table:table-cell>
          </table:table-row>
          <table:table-row table:style-name="Table2.2">
            <table:covered-table-cell/>
            <table:table-cell table:style-name="Table2.B2" table:number-rows-spanned="2" office:value-type="string">
              <text:p text:style-name="MP3">Avaluació Mòdul: <text:span text:style-name="MT5">OME - solució</text:span></text:p>
            </table:table-cell>
            <table:table-cell table:style-name="Table2.A1" office:value-type="string">
              <text:p text:style-name="MP4">Grup:<text:span text:style-name="MT5">MAP33A</text:span></text:p>
            </table:table-cell>
          </table:table-row>
          <table:table-row table:style-name="Table2.3">
            <table:covered-table-cell/>
            <table:covered-table-cell/>
            <table:table-cell table:style-name="Table2.A1" office:value-type="string">
              <text:p text:style-name="MP5">Data:<text:span text:style-name="MT6">18/06/25</text:span></text:p>
            </table:table-cell>
          </table:table-row>
        </table:table>
        <text:p text:style-name="MP6"/>
      </style:header>
      <style:footer>
        <text:p text:style-name="MP7">Paulino Posada<text:tab/><text:tab/><text:tab/><text:tab/><text:tab/><text:tab/><text:tab/><text:tab/><text:tab/><text:tab/><text:tab/><text:tab/><text:tab/>pàg. <text:page-number text:select-page="current">1</text:page-number> de <text:page-count>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25-06-16T10:50:21.851695864</dc:date>
    <meta:editing-duration>PT12H47M5S</meta:editing-duration>
    <meta:editing-cycles>106</meta:editing-cycles>
    <meta:document-statistic meta:table-count="1" meta:image-count="0" meta:object-count="3" meta:page-count="3" meta:paragraph-count="26" meta:word-count="118" meta:character-count="829" meta:non-whitespace-character-count="588"/>
  </office:meta>
</office:document-meta>
</file>

<file path=Object 1/content.xml><?xml version="1.0" encoding="utf-8"?>
<math xmlns="http://www.w3.org/1998/Math/MathML" display="block">
  <semantics>
    <mrow>
      <mi mathvariant="italic">cm</mi>
      <mn>²</mn>
    </mrow>
    <annotation encoding="StarMath 5.0">cm²</annotation>
  </semantics>
</math>
</file>

<file path=Object 10/content.xml><?xml version="1.0" encoding="utf-8"?>
<math xmlns="http://www.w3.org/1998/Math/MathML" display="block">
  <semantics>
    <mrow>
      <mrow>
        <msub>
          <mi>L</mi>
          <mn>1</mn>
        </msub>
        <mo stretchy="false">=</mo>
        <msub>
          <mi>L</mi>
          <mn>2</mn>
        </msub>
        <mo stretchy="false">=</mo>
        <msub>
          <mi>L</mi>
          <mn>3</mn>
        </msub>
        <mo stretchy="false">=</mo>
        <msub>
          <mi>L</mi>
          <mn>4</mn>
        </msub>
        <mo stretchy="false">=</mo>
        <mn>1</mn>
      </mrow>
      <mi>H</mi>
    </mrow>
    <annotation encoding="StarMath 5.0">L rsub 1 = L rsub 2 = L rsub 3 = L rsub 4 = 1 H </annotation>
  </semantics>
</math>
</file>

<file path=Object 2/content.xml><?xml version="1.0" encoding="utf-8"?>
<math xmlns="http://www.w3.org/1998/Math/MathML" display="block">
  <semantics>
    <mrow>
      <msub>
        <mi>μ</mi>
        <mi>r</mi>
      </msub>
      <mo stretchy="false">=</mo>
      <mn>300</mn>
    </mrow>
    <annotation encoding="StarMath 5.0">μ rsub r = 300</annotation>
  </semantics>
</math>
</file>